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" svg:font-family="Helv"/>
    <style:font-face style:name="Tms Rmn" svg:font-family="&quot;Tms Rm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FFFFF"/>
      <style:text-properties fo:color="#000000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Tab1_6pub_09" style:data-style-name="N36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4" style:family="table-cell" style:parent-style-name="Normal_32_2" style:data-style-name="N36">
      <style:table-cell-properties style:vertical-align="automatic" fo:background-color="#FFFFFF"/>
      <style:text-properties fo:color="#000000" fo:font-size="10pt" style:font-size-asian="10pt" style:font-size-complex="10pt"/>
    </style:style>
    <style:style style:name="ce5" style:family="table-cell" style:parent-style-name="Normal_32_2" style:data-style-name="N0">
      <style:table-cell-properties style:vertical-align="automatic" fo:background-color="#FFFFFF"/>
      <style:text-properties fo:color="#000000" fo:font-size="10pt" style:font-size-asian="10pt" style:font-size-complex="10pt"/>
    </style:style>
    <style:style style:name="ce6" style:family="table-cell" style:parent-style-name="Hyperlink_32_2" style:data-style-name="N36">
      <style:table-cell-properties style:vertical-align="automatic" fo:background-color="#FFFFFF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7" style:family="table-cell" style:parent-style-name="Normal_Tab1_6pub_09" style:data-style-name="N37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8" style:family="table-cell" style:parent-style-name="Normal_32_2" style:data-style-name="N37">
      <style:table-cell-properties style:vertical-align="automatic" fo:background-color="#FFFFFF"/>
      <style:text-properties fo:color="#000000" fo:font-size="10pt" style:font-size-asian="10pt" style:font-size-complex="10pt"/>
    </style:style>
    <style:style style:name="ce9" style:family="table-cell" style:parent-style-name="Normal_TSGB_32_2010_32_-_32_Chapter_32_5_MS_32_2009_32_-_32_Ports" style:data-style-name="N0">
      <style:table-cell-properties style:vertical-align="automatic" fo:background-color="#FFFFFF"/>
      <style:text-properties fo:color="#007662"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32_2" style:data-style-name="N0">
      <style:table-cell-properties style:vertical-align="automatic" fo:background-color="#FFFFFF"/>
      <style:text-properties fo:color="#000000" fo:font-size="8pt" style:font-size-asian="8pt" style:font-size-complex="8pt"/>
    </style:style>
    <style:style style:name="ce11" style:family="table-cell" style:parent-style-name="Normal_Tab1_6pub_09" style:data-style-name="N36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Normal_Tab1_6pub_09" style:data-style-name="N36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3" style:family="table-cell" style:parent-style-name="Normal_Tab1_6pub_09" style:data-style-name="N37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4" style:family="table-cell" style:parent-style-name="Normal_Tab1_6pub_09" style:data-style-name="N36">
      <style:table-cell-properties fo:border-top="none" fo:border-bottom="2pt solid #000000" fo:border-left="none" fo:border-right="none" style:vertical-align="automatic" fo:background-color="#FFFFFF"/>
      <style:text-properties fo:color="#323437" style:font-name="Arial" style:font-name-asian="Arial" style:font-name-complex="Arial" fo:font-size="11pt" style:font-size-asian="11pt" style:font-size-complex="11pt" style:font-family-generic="swiss"/>
    </style:style>
    <style:style style:name="ce15" style:family="table-cell" style:parent-style-name="Normal_Tab1_6pub_09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323437"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Normal_Tab1_6pub_09" style:data-style-name="N36">
      <style:table-cell-properties style:vertical-align="automatic" fo:background-color="#FFFFFF" style:repeat-content="false"/>
      <style:paragraph-properties fo:text-align="end" fo:margin-right="0cm"/>
      <style:text-properties fo:color="#323437" style:font-name="Arial" style:font-name-asian="Arial" style:font-name-complex="Arial" fo:font-size="11pt" style:font-size-asian="11pt" style:font-size-complex="11pt" style:font-family-generic="swiss"/>
    </style:style>
    <style:style style:name="ce17" style:family="table-cell" style:parent-style-name="Normal_Tab1_6pub_09" style:data-style-name="N37">
      <style:table-cell-properties style:vertical-align="automatic" fo:background-color="#FFFFFF" style:repeat-content="false"/>
      <style:paragraph-properties fo:text-align="end" fo:margin-right="0cm"/>
      <style:text-properties fo:color="#323437" style:font-name="Arial" style:font-name-asian="Arial" style:font-name-complex="Arial" fo:font-size="11pt" style:font-size-asian="11pt" style:font-size-complex="11pt" style:font-family-generic="swiss"/>
    </style:style>
    <style:style style:name="ce18" style:family="table-cell" style:parent-style-name="Normal_Tab1_6pub_09" style:data-style-name="N37">
      <style:table-cell-properties style:vertical-align="automatic" fo:background-color="#FFFFFF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9" style:family="table-cell" style:parent-style-name="Normal_Tab1_6pub_09" style:data-style-name="N36">
      <style:table-cell-properties style:vertical-align="automatic" fo:background-color="#FFFFFF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20" style:family="table-cell" style:parent-style-name="Normal_Tab1_6pub_09" style:data-style-name="N36">
      <style:table-cell-properties fo:border-top="2pt solid #000000" fo:border-bottom="thin solid #000000" fo:border-left="none" fo:border-right="none" style:vertical-align="middle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Normal_Tab1_6pub_09" style:data-style-name="N1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Normal_Tab1_6pub_09" style:data-style-name="N36">
      <style:table-cell-properties style:vertical-align="middle" fo:background-color="#FFFFFF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3" style:family="table-cell" style:parent-style-name="Normal_Tab1_6pub_09" style:data-style-name="N37">
      <style:table-cell-properties style:vertical-align="middle" fo:background-color="#FFFFFF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4" style:family="table-cell" style:parent-style-name="Normal_Tab1_6pub_09" style:data-style-name="N36">
      <style:table-cell-properties style:vertical-align="middle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Normal_Tab1_6pub_09" style:data-style-name="N1">
      <style:table-cell-properties style:vertical-align="middle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Normal_Tab1_6pub_09" style:data-style-name="N36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Normal_Tab1_6pub_09" style:data-style-name="N38">
      <style:table-cell-properties style:vertical-align="automatic" fo:background-color="#FFFFFF" style:repeat-content="false"/>
      <style:paragraph-properties fo:text-align="end" fo:margin-right="0cm"/>
      <style:text-properties fo:color="#323437"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Tab1_6pub_09" style:data-style-name="N36">
      <style:table-cell-properties style:vertical-align="automatic" fo:background-color="#FFFFFF" style:repeat-content="false"/>
      <style:paragraph-properties fo:text-align="start" fo:margin-left="0cm"/>
      <style:text-properties fo:color="#323437"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Percent" style:data-style-name="N39">
      <style:table-cell-properties style:vertical-align="automatic" fo:background-color="#FFFFFF"/>
      <style:text-properties fo:color="#000000" fo:font-size="9pt" style:font-size-asian="9pt" style:font-size-complex="9pt"/>
    </style:style>
    <style:style style:name="ce30" style:family="table-cell" style:parent-style-name="Normal_Tab1_6pub_09" style:data-style-name="N36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Normal_Tab1_6pub_09" style:data-style-name="N38">
      <style:table-cell-properties style:vertical-align="automatic" fo:background-color="#FFFFFF" style:repeat-content="false"/>
      <style:paragraph-properties fo:text-align="end" fo:margin-right="0cm"/>
      <style:text-properties fo:color="#323437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Normal_Tab1_6pub_09" style:data-style-name="N37">
      <style:table-cell-properties style:vertical-align="automatic" fo:background-color="#FFFFFF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3" style:family="table-cell" style:parent-style-name="Normal_Tab1_6pub_09" style:data-style-name="N36">
      <style:table-cell-properties style:vertical-align="automatic" fo:background-color="#FFFFFF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4" style:family="table-cell" style:parent-style-name="Normal_32_2" style:data-style-name="N0">
      <style:table-cell-properties style:vertical-align="automatic" fo:background-color="#FFFFFF"/>
      <style:text-properties fo:color="#323437" fo:font-size="10pt" style:font-size-asian="10pt" style:font-size-complex="10pt"/>
    </style:style>
    <style:style style:name="ce35" style:family="table-cell" style:parent-style-name="Normal_Tab1_6pub_09" style:data-style-name="N36">
      <style:table-cell-properties style:vertical-align="automatic" fo:background-color="#FFFFFF" style:repeat-content="false"/>
      <style:paragraph-properties fo:text-align="start" fo:margin-left="0.353cm"/>
      <style:text-properties fo:color="#323437"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Normal_Tab1_6pub_09" style:data-style-name="N36">
      <style:table-cell-properties style:vertical-align="automatic" fo:background-color="#FFFFFF" style:repeat-content="false"/>
      <style:paragraph-properties fo:text-align="start" fo:margin-left="0.353cm"/>
      <style:text-properties fo:color="#323437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38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.353cm"/>
      <style:text-properties fo:color="#323437" fo:font-size="10pt" style:font-size-asian="10pt" style:font-size-complex="10pt"/>
    </style:style>
    <style:style style:name="ce39" style:family="table-cell" style:parent-style-name="Normal_Tab1_6pub_09" style:data-style-name="N36">
      <style:table-cell-properties style:vertical-align="automatic" fo:background-color="#FFFFFF" style:repeat-content="false"/>
      <style:paragraph-properties fo:text-align="start" fo:margin-left="0.353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Normal_Tab1_6pub_09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Normal_Tab1_6pub_09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323437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Percent" style:data-style-name="N39">
      <style:table-cell-properties style:vertical-align="automatic" fo:background-color="#FFFFFF"/>
      <style:text-properties fo:color="#000000" fo:font-size="9pt" style:font-size-asian="9pt" style:font-size-complex="9pt" fo:font-weight="bold" style:font-weight-asian="bold" style:font-weight-complex="bold"/>
    </style:style>
    <style:style style:name="ce43" style:family="table-cell" style:parent-style-name="Normal_Tab1_6pub_09" style:data-style-name="N1">
      <style:table-cell-properties style:vertical-align="middle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Normal_Tab1_6pub_09" style:data-style-name="N36">
      <style:table-cell-properties style:vertical-align="middle" fo:background-color="#FFFFFF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45" style:family="table-cell" style:parent-style-name="Normal_Tab1_6pub_09" style:data-style-name="N37">
      <style:table-cell-properties style:vertical-align="middle" fo:background-color="#FFFFFF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46" style:family="table-cell" style:parent-style-name="Normal_Tab1_6pub_09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Normal_Tab1_6pub_09" style:data-style-name="N37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Normal_Tab1_6pub_09" style:data-style-name="N36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49" style:family="table-cell" style:parent-style-name="Normal_Tab1_6pub_09" style:data-style-name="N36">
      <style:table-cell-properties style:vertical-align="automatic" fo:background-color="#FFFFFF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50" style:family="table-cell" style:parent-style-name="Normal_Tab1_6pub_09" style:data-style-name="N36">
      <style:table-cell-properties style:vertical-align="automatic" fo:background-color="#FFFFFF"/>
      <style:text-properties fo:color="#323437" style:font-name="Arial" style:font-name-asian="Arial" style:font-name-complex="Arial" fo:font-size="11pt" style:font-size-asian="11pt" style:font-size-complex="11pt" style:font-family-generic="swiss"/>
    </style:style>
    <style:style style:name="ce51" style:family="table-cell" style:parent-style-name="Default" style:data-style-name="N40">
      <style:table-cell-properties fo:background-color="#FFFFFF"/>
      <style:text-properties fo:color="#000000" fo:font-size="9pt" style:font-size-asian="9pt" style:font-size-complex="9pt"/>
    </style:style>
    <style:style style:name="ce52" style:family="table-cell" style:parent-style-name="Normal_TSGB_32_2010_32_-_32_Chapter_32_5_MS_32_2009_32_-_32_Ports" style:data-style-name="N0">
      <style:table-cell-properties style:vertical-align="automatic" fo:background-color="#FFFFFF"/>
      <style:text-properties fo:color="#000000" fo:font-size="9pt" style:font-size-asian="9pt" style:font-size-complex="9pt"/>
    </style:style>
    <style:style style:name="ce53" style:family="table-cell" style:parent-style-name="Normal_Accumulated_32_1_3" style:data-style-name="N0">
      <style:table-cell-properties style:vertical-align="automatic" fo:background-color="#FFFFFF"/>
      <style:text-properties fo:color="#000000" fo:font-size="9pt" style:font-size-asian="9pt" style:font-size-complex="9pt"/>
    </style:style>
    <style:style style:name="ce54" style:family="table-cell" style:parent-style-name="Normal_TSGB_32_2010_32_-_32_Chapter_32_5_MS_32_2009_32_-_32_Ports" style:data-style-name="N0">
      <style:table-cell-properties style:vertical-align="automatic" fo:background-color="#FFFFFF"/>
      <style:text-properties fo:color="#000000"/>
    </style:style>
    <style:style style:name="ce55" style:family="table-cell" style:parent-style-name="Normal_TSGB_32_2010_32_-_32_Chapter_32_5_MS_32_2009_32_-_32_Ports" style:data-style-name="N0">
      <style:table-cell-properties style:vertical-align="automatic" fo:background-color="#FFFFFF"/>
    </style:style>
    <style:style style:name="ce56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57" style:family="table-cell" style:parent-style-name="Hyperlink_32_2" style:data-style-name="N0">
      <style:table-cell-properties style:vertical-align="automatic" fo:background-color="#FFFFFF"/>
      <style:text-properties fo:color="#000000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58" style:family="table-cell" style:parent-style-name="Normal_TSGB_32_2010_32_-_32_Chapter_32_5_MS_32_2009_32_-_32_Ports" style:data-style-name="N0">
      <style:table-cell-properties style:vertical-align="automatic" fo:background-color="#FFFFFF"/>
      <style:text-properties fo:color="#000000" fo:font-size="9pt" style:font-size-asian="9pt" style:font-size-complex="9pt" fo:font-style="italic" style:font-style-asian="italic" style:font-style-complex="italic"/>
    </style:style>
    <style:style style:name="ce59" style:family="table-cell" style:parent-style-name="Normal_TSGB_32_2010_32_-_32_Chapter_32_5_MS_32_2009_32_-_32_Ports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60" style:family="table-cell" style:parent-style-name="Normal_32_2" style:data-style-name="N0">
      <style:table-cell-properties style:vertical-align="automatic" fo:background-color="#FFFFFF"/>
      <style:text-properties fo:color="#000000" fo:font-size="9pt" style:font-size-asian="9pt" style:font-size-complex="9pt" fo:font-style="italic" style:font-style-asian="italic" style:font-style-complex="italic"/>
    </style:style>
    <style:style style:name="ce61" style:family="table-cell" style:parent-style-name="Normal_Tab1_6pub_09" style:data-style-name="N3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62" style:family="table-cell" style:parent-style-name="Normal_32_2" style:data-style-name="N0">
      <style:table-cell-properties style:vertical-align="automatic" fo:background-color="#FFFFFF"/>
      <style:text-properties fo:color="#000000" fo:font-size="9pt" style:font-size-asian="9pt" style:font-size-complex="9pt"/>
    </style:style>
    <style:style style:name="ce63" style:family="table-cell" style:parent-style-name="Normal_Accumulated_32_1_6" style:data-style-name="N36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style:text-position="33%" style:font-family-generic="swiss"/>
    </style:style>
    <style:style style:name="ce64" style:family="table-cell" style:parent-style-name="Normal_Accumulated_32_1_6" style:data-style-name="N36">
      <style:table-cell-properties style:vertical-align="automatic" fo:background-color="#FFFFFF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6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66" style:family="table-cell" style:parent-style-name="Normal_Accumulated_32_1_6" style:data-style-name="N36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style:text-position="33%" style:font-family-generic="swiss"/>
    </style:style>
    <style:style style:name="T1" style:family="text" style:parent-style-name="Default">
      <style:text-properties fo:color="#007662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323437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323437" style:text-line-through-style="none" style:font-name="Arial" style:font-name-asian="Arial" style:font-name-complex="Arial" fo:font-size="1pt" style:font-size-asian="1pt" style:font-size-complex="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8.41375cm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4.94770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rt0201" table:style-name="ta1">
        <table:table-column table:style-name="co1" table:default-cell-style-name="ce3"/>
        <table:table-column table:style-name="co2" table:number-columns-repeated="11" table:default-cell-style-name="ce3"/>
        <table:table-column table:style-name="co3" table:number-columns-repeated="6" table:default-cell-style-name="ce3"/>
        <table:table-column table:style-name="co4" table:number-columns-repeated="16366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7" table:style-name="ce3"/>
          <table:table-cell table:style-name="ce4"/>
          <table:table-cell table:number-columns-repeated="16365" table:style-name="ce5"/>
        </table:table-row>
        <table:table-row table:style-name="ro2">
          <table:table-cell office:value-type="string" table:style-name="ce6">
            <text:p><text:a xlink:href="https://www.gov.uk/government/collections/maritime-and-shipping-statistics">Port Freight Statistics<text:s/></text:a></text:p>
          </table:table-cell>
          <table:table-cell table:number-columns-repeated="13" table:style-name="ce3"/>
          <table:table-cell table:number-columns-repeated="4" table:style-name="ce7"/>
          <table:table-cell table:style-name="ce8"/>
          <table:table-cell table:number-columns-repeated="16365" table:style-name="ce5"/>
        </table:table-row>
        <table:table-row table:style-name="ro3">
          <table:table-cell office:value-type="string" table:style-name="ce9">
            <text:p>Table PORT0201<text:span text:style-name="T1">1</text:span></text:p>
          </table:table-cell>
          <table:table-cell table:style-name="ce10"/>
          <table:table-cell table:number-columns-repeated="3" table:style-name="ce11"/>
          <table:table-cell table:number-columns-repeated="9" table:style-name="ce12"/>
          <table:table-cell table:number-columns-repeated="5" table:style-name="ce13"/>
          <table:table-cell table:number-columns-repeated="16365" table:style-name="ce12"/>
        </table:table-row>
        <table:table-row table:style-name="ro1">
          <table:table-cell office:value-type="string" table:style-name="ce9">
            <text:p>UK major port freight traffic, cargo types by year: from 2007</text:p>
          </table:table-cell>
          <table:table-cell table:number-columns-repeated="4" table:style-name="ce11"/>
          <table:table-cell table:number-columns-repeated="8" table:style-name="ce12"/>
          <table:table-cell table:style-name="ce3"/>
          <table:table-cell table:number-columns-repeated="5" table:style-name="ce13"/>
          <table:table-cell table:number-columns-repeated="16365" table:style-name="ce12"/>
        </table:table-row>
        <table:table-row table:style-name="ro1">
          <table:table-cell table:style-name="ce9"/>
          <table:table-cell table:number-columns-repeated="4" table:style-name="ce11"/>
          <table:table-cell table:number-columns-repeated="9" table:style-name="ce12"/>
          <table:table-cell table:number-columns-repeated="5" table:style-name="ce13"/>
          <table:table-cell table:number-columns-repeated="16365" table:style-name="ce12"/>
        </table:table-row>
        <table:table-row table:style-name="ro1">
          <table:table-cell table:number-columns-repeated="11" table:style-name="ce14"/>
          <table:table-cell office:value-type="string" table:style-name="ce15">
            <text:p>Thousand tonnes</text:p>
          </table:table-cell>
          <table:table-cell table:style-name="ce16"/>
          <table:table-cell table:style-name="ce3"/>
          <table:table-cell table:style-name="ce13"/>
          <table:table-cell table:number-columns-repeated="2" table:style-name="ce17"/>
          <table:table-cell table:number-columns-repeated="2" table:style-name="ce18"/>
          <table:table-cell table:number-columns-repeated="16365" table:style-name="ce19"/>
        </table:table-row>
        <table:table-row table:style-name="ro1">
          <table:table-cell table:style-name="ce20"/>
          <table:table-cell office:value-type="float" office:value="2007" table:style-name="ce21">
            <text:p>2007</text:p>
          </table:table-cell>
          <table:table-cell office:value-type="float" office:value="2008" table:style-name="ce21">
            <text:p>2008</text:p>
          </table:table-cell>
          <table:table-cell office:value-type="float" office:value="2009" table:style-name="ce21">
            <text:p>2009</text:p>
          </table:table-cell>
          <table:table-cell office:value-type="float" office:value="2010" table:style-name="ce21">
            <text:p>2010</text:p>
          </table:table-cell>
          <table:table-cell office:value-type="float" office:value="2011" table:style-name="ce21">
            <text:p>2011</text:p>
          </table:table-cell>
          <table:table-cell office:value-type="float" office:value="2012" table:style-name="ce21">
            <text:p>2012</text:p>
          </table:table-cell>
          <table:table-cell office:value-type="float" office:value="2013" table:style-name="ce21">
            <text:p>2013</text:p>
          </table:table-cell>
          <table:table-cell office:value-type="float" office:value="2014" table:style-name="ce21">
            <text:p>2014</text:p>
          </table:table-cell>
          <table:table-cell office:value-type="float" office:value="2015" table:style-name="ce21">
            <text:p>2015</text:p>
          </table:table-cell>
          <table:table-cell office:value-type="float" office:value="2016" table:style-name="ce21">
            <text:p>2016</text:p>
          </table:table-cell>
          <table:table-cell office:value-type="float" office:value="2017" table:style-name="ce21">
            <text:p>2017</text:p>
          </table:table-cell>
          <table:table-cell table:style-name="ce22"/>
          <table:table-cell table:style-name="ce12"/>
          <table:table-cell table:style-name="ce13"/>
          <table:table-cell table:number-columns-repeated="4" table:style-name="ce23"/>
          <table:table-cell table:number-columns-repeated="16365" table:style-name="ce22"/>
        </table:table-row>
        <table:table-row table:style-name="ro1">
          <table:table-cell office:value-type="string" table:style-name="ce24">
            <text:p>(a) All traffic</text:p>
          </table:table-cell>
          <table:table-cell table:number-columns-repeated="11" table:style-name="ce25"/>
          <table:table-cell table:style-name="ce22"/>
          <table:table-cell table:style-name="ce12"/>
          <table:table-cell table:style-name="ce13"/>
          <table:table-cell table:number-columns-repeated="4" table:style-name="ce23"/>
          <table:table-cell table:number-columns-repeated="16365" table:style-name="ce22"/>
        </table:table-row>
        <table:table-row table:style-name="ro1">
          <table:table-cell office:value-type="string" table:style-name="ce26">
            <text:p>Liquid bulk</text:p>
          </table:table-cell>
          <table:table-cell table:number-columns-repeated="11" table:style-name="ce27"/>
          <table:table-cell table:style-name="ce19"/>
          <table:table-cell table:style-name="ce3"/>
          <table:table-cell table:style-name="ce13"/>
          <table:table-cell table:number-columns-repeated="4" table:style-name="ce18"/>
          <table:table-cell table:number-columns-repeated="16365" table:style-name="ce19"/>
        </table:table-row>
        <table:table-row table:style-name="ro4">
          <table:table-cell office:value-type="string" table:style-name="ce28">
            <text:p><text:s text:c="4"/>Liquefied gas</text:p>
          </table:table-cell>
          <table:table-cell office:value-type="float" office:value="7901.7539999999999" table:style-name="ce27">
            <text:p>7,902</text:p>
          </table:table-cell>
          <table:table-cell office:value-type="float" office:value="7443.7889999999998" table:style-name="ce27">
            <text:p>7,444</text:p>
          </table:table-cell>
          <table:table-cell office:value-type="float" office:value="13051.076999999999" table:style-name="ce27">
            <text:p>13,051</text:p>
          </table:table-cell>
          <table:table-cell office:value-type="float" office:value="21240.054" table:style-name="ce27">
            <text:p>21,240</text:p>
          </table:table-cell>
          <table:table-cell office:value-type="float" office:value="24088.416000000001" table:style-name="ce27">
            <text:p>24,088</text:p>
          </table:table-cell>
          <table:table-cell office:value-type="float" office:value="15869.328" table:style-name="ce27">
            <text:p>15,869</text:p>
          </table:table-cell>
          <table:table-cell office:value-type="float" office:value="12437.218000000001" table:style-name="ce27">
            <text:p>12,437</text:p>
          </table:table-cell>
          <table:table-cell office:value-type="float" office:value="12794.97" table:style-name="ce27">
            <text:p>12,795</text:p>
          </table:table-cell>
          <table:table-cell office:value-type="float" office:value="15218.352999999999" table:style-name="ce27">
            <text:p>15,218</text:p>
          </table:table-cell>
          <table:table-cell office:value-type="float" office:value="13401.210999999999" table:style-name="ce27">
            <text:p>13,401</text:p>
          </table:table-cell>
          <table:table-cell office:value-type="float" office:value="11181.804" table:style-name="ce27">
            <text:p>11,182</text:p>
          </table:table-cell>
          <table:table-cell table:style-name="ce29"/>
          <table:table-cell table:style-name="ce12"/>
          <table:table-cell table:style-name="ce13"/>
          <table:table-cell table:number-columns-repeated="4" table:style-name="ce18"/>
          <table:table-cell table:number-columns-repeated="16365" table:style-name="ce19"/>
        </table:table-row>
        <table:table-row table:style-name="ro4">
          <table:table-cell office:value-type="string" table:style-name="ce28">
            <text:p><text:s text:c="4"/>Crude oil</text:p>
          </table:table-cell>
          <table:table-cell office:value-type="float" office:value="140131.86499999999" table:style-name="ce27">
            <text:p>140,132</text:p>
          </table:table-cell>
          <table:table-cell office:value-type="float" office:value="132145.60399999999" table:style-name="ce27">
            <text:p>132,146</text:p>
          </table:table-cell>
          <table:table-cell office:value-type="float" office:value="122924.245" table:style-name="ce27">
            <text:p>122,924</text:p>
          </table:table-cell>
          <table:table-cell office:value-type="float" office:value="118188.841" table:style-name="ce27">
            <text:p>118,189</text:p>
          </table:table-cell>
          <table:table-cell office:value-type="float" office:value="113045.443" table:style-name="ce27">
            <text:p>113,045</text:p>
          </table:table-cell>
          <table:table-cell office:value-type="float" office:value="105028.056" table:style-name="ce27">
            <text:p>105,028</text:p>
          </table:table-cell>
          <table:table-cell office:value-type="float" office:value="93041.656000000003" table:style-name="ce27">
            <text:p>93,042</text:p>
          </table:table-cell>
          <table:table-cell office:value-type="float" office:value="89461.184999999998" table:style-name="ce27">
            <text:p>89,461</text:p>
          </table:table-cell>
          <table:table-cell office:value-type="float" office:value="90717.600999999995" table:style-name="ce27">
            <text:p>90,718</text:p>
          </table:table-cell>
          <table:table-cell office:value-type="float" office:value="87089.775999999998" table:style-name="ce27">
            <text:p>87,090</text:p>
          </table:table-cell>
          <table:table-cell office:value-type="float" office:value="86340.256999999998" table:style-name="ce27">
            <text:p>86,340</text:p>
          </table:table-cell>
          <table:table-cell table:style-name="ce29"/>
          <table:table-cell table:style-name="ce3"/>
          <table:table-cell table:number-columns-repeated="5" table:style-name="ce18"/>
          <table:table-cell table:number-columns-repeated="16365" table:style-name="ce19"/>
        </table:table-row>
        <table:table-row table:style-name="ro4">
          <table:table-cell office:value-type="string" table:style-name="ce28">
            <text:p><text:s text:c="4"/>Oil products<text:span text:style-name="T2"><text:s/></text:span></text:p>
          </table:table-cell>
          <table:table-cell office:value-type="float" office:value="85960.271999999997" table:style-name="ce27">
            <text:p>85,960</text:p>
          </table:table-cell>
          <table:table-cell office:value-type="float" office:value="86814.273000000001" table:style-name="ce27">
            <text:p>86,814</text:p>
          </table:table-cell>
          <table:table-cell office:value-type="float" office:value="79093.557000000001" table:style-name="ce27">
            <text:p>79,094</text:p>
          </table:table-cell>
          <table:table-cell office:value-type="float" office:value="79415.267000000007" table:style-name="ce27">
            <text:p>79,415</text:p>
          </table:table-cell>
          <table:table-cell office:value-type="float" office:value="81413.577000000005" table:style-name="ce27">
            <text:p>81,414</text:p>
          </table:table-cell>
          <table:table-cell office:value-type="float" office:value="78793.611999999994" table:style-name="ce27">
            <text:p>78,794</text:p>
          </table:table-cell>
          <table:table-cell office:value-type="float" office:value="81868.335999999996" table:style-name="ce27">
            <text:p>81,868</text:p>
          </table:table-cell>
          <table:table-cell office:value-type="float" office:value="74454.710000000006" table:style-name="ce27">
            <text:p>74,455</text:p>
          </table:table-cell>
          <table:table-cell office:value-type="float" office:value="77953.320999999996" table:style-name="ce27">
            <text:p>77,953</text:p>
          </table:table-cell>
          <table:table-cell office:value-type="float" office:value="78450.172999999995" table:style-name="ce27">
            <text:p>78,450</text:p>
          </table:table-cell>
          <table:table-cell office:value-type="float" office:value="80416.149000000005" table:style-name="ce27">
            <text:p>80,416</text:p>
          </table:table-cell>
          <table:table-cell table:style-name="ce29"/>
          <table:table-cell table:style-name="ce12"/>
          <table:table-cell table:number-columns-repeated="5" table:style-name="ce18"/>
          <table:table-cell table:number-columns-repeated="16365" table:style-name="ce19"/>
        </table:table-row>
        <table:table-row table:style-name="ro4">
          <table:table-cell office:value-type="string" table:style-name="ce28">
            <text:p><text:s text:c="4"/>Other liquid bulk products</text:p>
          </table:table-cell>
          <table:table-cell office:value-type="float" office:value="14598.532999999999" table:style-name="ce27">
            <text:p>14,599</text:p>
          </table:table-cell>
          <table:table-cell office:value-type="float" office:value="12770.232" table:style-name="ce27">
            <text:p>12,770</text:p>
          </table:table-cell>
          <table:table-cell office:value-type="float" office:value="12474.835999999999" table:style-name="ce27">
            <text:p>12,475</text:p>
          </table:table-cell>
          <table:table-cell office:value-type="float" office:value="12765.126" table:style-name="ce27">
            <text:p>12,765</text:p>
          </table:table-cell>
          <table:table-cell office:value-type="float" office:value="12010.852000000001" table:style-name="ce27">
            <text:p>12,011</text:p>
          </table:table-cell>
          <table:table-cell office:value-type="float" office:value="11166.602000000001" table:style-name="ce27">
            <text:p>11,167</text:p>
          </table:table-cell>
          <table:table-cell office:value-type="float" office:value="9632.8189999999995" table:style-name="ce27">
            <text:p>9,633</text:p>
          </table:table-cell>
          <table:table-cell office:value-type="float" office:value="11085.731" table:style-name="ce27">
            <text:p>11,086</text:p>
          </table:table-cell>
          <table:table-cell office:value-type="float" office:value="10461.398999999999" table:style-name="ce27">
            <text:p>10,461</text:p>
          </table:table-cell>
          <table:table-cell office:value-type="float" office:value="12053.045" table:style-name="ce27">
            <text:p>12,053</text:p>
          </table:table-cell>
          <table:table-cell office:value-type="float" office:value="11205.803" table:style-name="ce27">
            <text:p>11,206</text:p>
          </table:table-cell>
          <table:table-cell table:style-name="ce29"/>
          <table:table-cell table:style-name="ce3"/>
          <table:table-cell table:number-columns-repeated="5" table:style-name="ce18"/>
          <table:table-cell table:number-columns-repeated="16365" table:style-name="ce19"/>
        </table:table-row>
        <table:table-row table:style-name="ro4">
          <table:table-cell office:value-type="string" table:style-name="ce30">
            <text:p><text:s text:c="4"/>All liquid bulk traffic</text:p>
          </table:table-cell>
          <table:table-cell office:value-type="float" office:value="248592.424" table:style-name="ce31">
            <text:p>248,592</text:p>
          </table:table-cell>
          <table:table-cell office:value-type="float" office:value="239173.89799999999" table:style-name="ce31">
            <text:p>239,174</text:p>
          </table:table-cell>
          <table:table-cell office:value-type="float" office:value="227543.715" table:style-name="ce31">
            <text:p>227,544</text:p>
          </table:table-cell>
          <table:table-cell office:value-type="float" office:value="231609.288" table:style-name="ce31">
            <text:p>231,609</text:p>
          </table:table-cell>
          <table:table-cell office:value-type="float" office:value="230558.288" table:style-name="ce31">
            <text:p>230,558</text:p>
          </table:table-cell>
          <table:table-cell office:value-type="float" office:value="210857.598" table:style-name="ce31">
            <text:p>210,858</text:p>
          </table:table-cell>
          <table:table-cell office:value-type="float" office:value="196980.02900000001" table:style-name="ce31">
            <text:p>196,980</text:p>
          </table:table-cell>
          <table:table-cell office:value-type="float" office:value="187796.59599999999" table:style-name="ce31">
            <text:p>187,797</text:p>
          </table:table-cell>
          <table:table-cell office:value-type="float" office:value="194350.674" table:style-name="ce31">
            <text:p>194,351</text:p>
          </table:table-cell>
          <table:table-cell office:value-type="float" office:value="190994.20499999999" table:style-name="ce31">
            <text:p>190,994</text:p>
          </table:table-cell>
          <table:table-cell office:value-type="float" office:value="189144.01300000001" table:style-name="ce31">
            <text:p>189,144</text:p>
          </table:table-cell>
          <table:table-cell table:style-name="ce29"/>
          <table:table-cell table:style-name="ce12"/>
          <table:table-cell table:number-columns-repeated="5" table:style-name="ce32"/>
          <table:table-cell table:number-columns-repeated="16365" table:style-name="ce33"/>
        </table:table-row>
        <table:table-row table:style-name="ro4">
          <table:table-cell table:style-name="ce34"/>
          <table:table-cell table:number-columns-repeated="11" table:style-name="ce27"/>
          <table:table-cell table:style-name="ce29"/>
          <table:table-cell table:style-name="ce3"/>
          <table:table-cell table:number-columns-repeated="5" table:style-name="ce18"/>
          <table:table-cell table:number-columns-repeated="16365" table:style-name="ce19"/>
        </table:table-row>
        <table:table-row table:style-name="ro5">
          <table:table-cell office:value-type="string" table:style-name="ce26">
            <text:p>Dry bulk</text:p>
          </table:table-cell>
          <table:table-cell table:number-columns-repeated="11" table:style-name="ce27"/>
          <table:table-cell table:style-name="ce29"/>
          <table:table-cell table:style-name="ce12"/>
          <table:table-cell table:number-columns-repeated="5" table:style-name="ce18"/>
          <table:table-cell table:number-columns-repeated="16365" table:style-name="ce19"/>
        </table:table-row>
        <table:table-row table:style-name="ro4">
          <table:table-cell office:value-type="string" table:style-name="ce28">
            <text:p><text:s text:c="4"/>Ores</text:p>
          </table:table-cell>
          <table:table-cell office:value-type="float" office:value="19144.280999999999" table:style-name="ce27">
            <text:p>19,144</text:p>
          </table:table-cell>
          <table:table-cell office:value-type="float" office:value="18091.132000000001" table:style-name="ce27">
            <text:p>18,091</text:p>
          </table:table-cell>
          <table:table-cell office:value-type="float" office:value="14822.48" table:style-name="ce27">
            <text:p>14,822</text:p>
          </table:table-cell>
          <table:table-cell office:value-type="float" office:value="18235.089" table:style-name="ce27">
            <text:p>18,235</text:p>
          </table:table-cell>
          <table:table-cell office:value-type="float" office:value="16702.014999999999" table:style-name="ce27">
            <text:p>16,702</text:p>
          </table:table-cell>
          <table:table-cell office:value-type="float" office:value="16320.324000000001" table:style-name="ce27">
            <text:p>16,320</text:p>
          </table:table-cell>
          <table:table-cell office:value-type="float" office:value="20754.350999999999" table:style-name="ce27">
            <text:p>20,754</text:p>
          </table:table-cell>
          <table:table-cell office:value-type="float" office:value="20782.526000000002" table:style-name="ce27">
            <text:p>20,783</text:p>
          </table:table-cell>
          <table:table-cell office:value-type="float" office:value="17720.308000000001" table:style-name="ce27">
            <text:p>17,720</text:p>
          </table:table-cell>
          <table:table-cell office:value-type="float" office:value="15714.373" table:style-name="ce27">
            <text:p>15,714</text:p>
          </table:table-cell>
          <table:table-cell office:value-type="float" office:value="17052.631000000001" table:style-name="ce27">
            <text:p>17,053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28">
            <text:p><text:s text:c="4"/>Coal</text:p>
          </table:table-cell>
          <table:table-cell office:value-type="float" office:value="47426.646999999997" table:style-name="ce27">
            <text:p>47,427</text:p>
          </table:table-cell>
          <table:table-cell office:value-type="float" office:value="50514.656999999999" table:style-name="ce27">
            <text:p>50,515</text:p>
          </table:table-cell>
          <table:table-cell office:value-type="float" office:value="39612.493999999999" table:style-name="ce27">
            <text:p>39,612</text:p>
          </table:table-cell>
          <table:table-cell office:value-type="float" office:value="29852.026000000002" table:style-name="ce27">
            <text:p>29,852</text:p>
          </table:table-cell>
          <table:table-cell office:value-type="float" office:value="36909.595999999998" table:style-name="ce27">
            <text:p>36,910</text:p>
          </table:table-cell>
          <table:table-cell office:value-type="float" office:value="47040.152000000002" table:style-name="ce27">
            <text:p>47,040</text:p>
          </table:table-cell>
          <table:table-cell office:value-type="float" office:value="52186.108" table:style-name="ce27">
            <text:p>52,186</text:p>
          </table:table-cell>
          <table:table-cell office:value-type="float" office:value="44658.472000000002" table:style-name="ce27">
            <text:p>44,658</text:p>
          </table:table-cell>
          <table:table-cell office:value-type="float" office:value="25341.618999999999" table:style-name="ce27">
            <text:p>25,342</text:p>
          </table:table-cell>
          <table:table-cell office:value-type="float" office:value="12011.141" table:style-name="ce27">
            <text:p>12,011</text:p>
          </table:table-cell>
          <table:table-cell office:value-type="float" office:value="10547.152" table:style-name="ce27">
            <text:p>10,547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28">
            <text:p><text:s text:c="4"/>Agricultural products</text:p>
          </table:table-cell>
          <table:table-cell office:value-type="float" office:value="12745.616" table:style-name="ce27">
            <text:p>12,746</text:p>
          </table:table-cell>
          <table:table-cell office:value-type="float" office:value="13977.72" table:style-name="ce27">
            <text:p>13,978</text:p>
          </table:table-cell>
          <table:table-cell office:value-type="float" office:value="13966.156000000001" table:style-name="ce27">
            <text:p>13,966</text:p>
          </table:table-cell>
          <table:table-cell office:value-type="float" office:value="15024.225" table:style-name="ce27">
            <text:p>15,024</text:p>
          </table:table-cell>
          <table:table-cell office:value-type="float" office:value="13447.603999999999" table:style-name="ce27">
            <text:p>13,448</text:p>
          </table:table-cell>
          <table:table-cell office:value-type="float" office:value="13539.716" table:style-name="ce27">
            <text:p>13,540</text:p>
          </table:table-cell>
          <table:table-cell office:value-type="float" office:value="13098.776" table:style-name="ce27">
            <text:p>13,099</text:p>
          </table:table-cell>
          <table:table-cell office:value-type="float" office:value="14126.758" table:style-name="ce27">
            <text:p>14,127</text:p>
          </table:table-cell>
          <table:table-cell office:value-type="float" office:value="13241.637000000001" table:style-name="ce27">
            <text:p>13,242</text:p>
          </table:table-cell>
          <table:table-cell office:value-type="float" office:value="14007.019" table:style-name="ce27">
            <text:p>14,007</text:p>
          </table:table-cell>
          <table:table-cell office:value-type="float" office:value="11315.798000000001" table:style-name="ce27">
            <text:p>11,316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28">
            <text:p><text:s text:c="4"/>Other dry bulk</text:p>
          </table:table-cell>
          <table:table-cell office:value-type="float" office:value="46066.557999999997" table:style-name="ce27">
            <text:p>46,067</text:p>
          </table:table-cell>
          <table:table-cell office:value-type="float" office:value="42272.457999999999" table:style-name="ce27">
            <text:p>42,272</text:p>
          </table:table-cell>
          <table:table-cell office:value-type="float" office:value="30643.374" table:style-name="ce27">
            <text:p>30,643</text:p>
          </table:table-cell>
          <table:table-cell office:value-type="float" office:value="34295.582999999999" table:style-name="ce27">
            <text:p>34,296</text:p>
          </table:table-cell>
          <table:table-cell office:value-type="float" office:value="36348.758999999998" table:style-name="ce27">
            <text:p>36,349</text:p>
          </table:table-cell>
          <table:table-cell office:value-type="float" office:value="33980.889000000003" table:style-name="ce27">
            <text:p>33,981</text:p>
          </table:table-cell>
          <table:table-cell office:value-type="float" office:value="35377.567000000003" table:style-name="ce27">
            <text:p>35,378</text:p>
          </table:table-cell>
          <table:table-cell office:value-type="float" office:value="42417.294999999998" table:style-name="ce27">
            <text:p>42,417</text:p>
          </table:table-cell>
          <table:table-cell office:value-type="float" office:value="47760.784" table:style-name="ce27">
            <text:p>47,761</text:p>
          </table:table-cell>
          <table:table-cell office:value-type="float" office:value="50884.663" table:style-name="ce27">
            <text:p>50,885</text:p>
          </table:table-cell>
          <table:table-cell office:value-type="float" office:value="52783.093000000001" table:style-name="ce27">
            <text:p>52,783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0">
            <text:p><text:s text:c="4"/>All dry bulk traffic</text:p>
          </table:table-cell>
          <table:table-cell office:value-type="float" office:value="125383.102" table:style-name="ce31">
            <text:p>125,383</text:p>
          </table:table-cell>
          <table:table-cell office:value-type="float" office:value="124855.967" table:style-name="ce31">
            <text:p>124,856</text:p>
          </table:table-cell>
          <table:table-cell office:value-type="float" office:value="99044.504000000001" table:style-name="ce31">
            <text:p>99,045</text:p>
          </table:table-cell>
          <table:table-cell office:value-type="float" office:value="97406.922999999995" table:style-name="ce31">
            <text:p>97,407</text:p>
          </table:table-cell>
          <table:table-cell office:value-type="float" office:value="103407.974" table:style-name="ce31">
            <text:p>103,408</text:p>
          </table:table-cell>
          <table:table-cell office:value-type="float" office:value="110881.08100000001" table:style-name="ce31">
            <text:p>110,881</text:p>
          </table:table-cell>
          <table:table-cell office:value-type="float" office:value="121416.802" table:style-name="ce31">
            <text:p>121,417</text:p>
          </table:table-cell>
          <table:table-cell office:value-type="float" office:value="121985.05100000001" table:style-name="ce31">
            <text:p>121,985</text:p>
          </table:table-cell>
          <table:table-cell office:value-type="float" office:value="104064.348" table:style-name="ce31">
            <text:p>104,064</text:p>
          </table:table-cell>
          <table:table-cell office:value-type="float" office:value="92617.195999999996" table:style-name="ce31">
            <text:p>92,617</text:p>
          </table:table-cell>
          <table:table-cell office:value-type="float" office:value="91698.673999999999" table:style-name="ce31">
            <text:p>91,699</text:p>
          </table:table-cell>
          <table:table-cell table:style-name="ce29"/>
          <table:table-cell table:number-columns-repeated="16371" table:style-name="ce33"/>
        </table:table-row>
        <table:table-row table:style-name="ro4">
          <table:table-cell table:style-name="ce34"/>
          <table:table-cell table:number-columns-repeated="11" table:style-name="ce27"/>
          <table:table-cell table:style-name="ce29"/>
          <table:table-cell table:number-columns-repeated="16371" table:style-name="ce19"/>
        </table:table-row>
        <table:table-row table:style-name="ro5">
          <table:table-cell office:value-type="string" table:style-name="ce30">
            <text:p>Container traffic</text:p>
          </table:table-cell>
          <table:table-cell table:number-columns-repeated="11" table:style-name="ce27"/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20' containers</text:p>
          </table:table-cell>
          <table:table-cell office:value-type="float" office:value="19087.891000000007" table:style-name="ce27">
            <text:p>19,088</text:p>
          </table:table-cell>
          <table:table-cell office:value-type="float" office:value="20527.455000000005" table:style-name="ce27">
            <text:p>20,527</text:p>
          </table:table-cell>
          <table:table-cell office:value-type="float" office:value="17971.880000000008" table:style-name="ce27">
            <text:p>17,972</text:p>
          </table:table-cell>
          <table:table-cell office:value-type="float" office:value="19310.916000000008" table:style-name="ce27">
            <text:p>19,311</text:p>
          </table:table-cell>
          <table:table-cell office:value-type="float" office:value="19929.291999999994" table:style-name="ce27">
            <text:p>19,929</text:p>
          </table:table-cell>
          <table:table-cell office:value-type="float" office:value="18565.966" table:style-name="ce27">
            <text:p>18,566</text:p>
          </table:table-cell>
          <table:table-cell office:value-type="float" office:value="18197.523000000001" table:style-name="ce27">
            <text:p>18,198</text:p>
          </table:table-cell>
          <table:table-cell office:value-type="float" office:value="19360.49600000001" table:style-name="ce27">
            <text:p>19,360</text:p>
          </table:table-cell>
          <table:table-cell office:value-type="float" office:value="19802.087000000007" table:style-name="ce27">
            <text:p>19,802</text:p>
          </table:table-cell>
          <table:table-cell office:value-type="float" office:value="19929.944000000003" table:style-name="ce27">
            <text:p>19,930</text:p>
          </table:table-cell>
          <table:table-cell office:value-type="float" office:value="19300.556000000008" table:style-name="ce27">
            <text:p>19,301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Containers between 20' and 40'</text:p>
          </table:table-cell>
          <table:table-cell office:value-type="float" office:value="34792.938999999984" table:style-name="ce27">
            <text:p>34,793</text:p>
          </table:table-cell>
          <table:table-cell office:value-type="float" office:value="34293.097000000009" table:style-name="ce27">
            <text:p>34,293</text:p>
          </table:table-cell>
          <table:table-cell office:value-type="float" office:value="30100.977000000006" table:style-name="ce27">
            <text:p>30,101</text:p>
          </table:table-cell>
          <table:table-cell office:value-type="float" office:value="32833.395000000011" table:style-name="ce27">
            <text:p>32,833</text:p>
          </table:table-cell>
          <table:table-cell office:value-type="float" office:value="32899.290999999997" table:style-name="ce27">
            <text:p>32,899</text:p>
          </table:table-cell>
          <table:table-cell office:value-type="float" office:value="31674.315000000017" table:style-name="ce27">
            <text:p>31,674</text:p>
          </table:table-cell>
          <table:table-cell office:value-type="float" office:value="33407.232000000011" table:style-name="ce27">
            <text:p>33,407</text:p>
          </table:table-cell>
          <table:table-cell office:value-type="float" office:value="33823.841999999997" table:style-name="ce27">
            <text:p>33,824</text:p>
          </table:table-cell>
          <table:table-cell office:value-type="float" office:value="36814.572000000007" table:style-name="ce27">
            <text:p>36,815</text:p>
          </table:table-cell>
          <table:table-cell office:value-type="float" office:value="38920.835000000006" table:style-name="ce27">
            <text:p>38,921</text:p>
          </table:table-cell>
          <table:table-cell office:value-type="float" office:value="37733.919000000002" table:style-name="ce27">
            <text:p>37,734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40' containers</text:p>
          </table:table-cell>
          <table:table-cell office:value-type="float" office:value="2271.3489999999965" table:style-name="ce27">
            <text:p>2,271</text:p>
          </table:table-cell>
          <table:table-cell office:value-type="float" office:value="451.34999999999951" table:style-name="ce27">
            <text:p>451</text:p>
          </table:table-cell>
          <table:table-cell office:value-type="float" office:value="540.5679999999993" table:style-name="ce27">
            <text:p>541</text:p>
          </table:table-cell>
          <table:table-cell office:value-type="float" office:value="959.20799999999986" table:style-name="ce27">
            <text:p>959</text:p>
          </table:table-cell>
          <table:table-cell office:value-type="float" office:value="1164.8379999999997" table:style-name="ce27">
            <text:p>1,165</text:p>
          </table:table-cell>
          <table:table-cell office:value-type="float" office:value="1372.2630000000001" table:style-name="ce27">
            <text:p>1,372</text:p>
          </table:table-cell>
          <table:table-cell office:value-type="float" office:value="1093.8410000000003" table:style-name="ce27">
            <text:p>1,094</text:p>
          </table:table-cell>
          <table:table-cell office:value-type="float" office:value="847.90999999999929" table:style-name="ce27">
            <text:p>848</text:p>
          </table:table-cell>
          <table:table-cell office:value-type="float" office:value="1367.5670000000009" table:style-name="ce27">
            <text:p>1,368</text:p>
          </table:table-cell>
          <table:table-cell office:value-type="float" office:value="829.89400000000057" table:style-name="ce27">
            <text:p>830</text:p>
          </table:table-cell>
          <table:table-cell office:value-type="float" office:value="1193.2209999999991" table:style-name="ce27">
            <text:p>1,193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Containers over 40'</text:p>
          </table:table-cell>
          <table:table-cell office:value-type="float" office:value="4357.4649999999992" table:style-name="ce27">
            <text:p>4,357</text:p>
          </table:table-cell>
          <table:table-cell office:value-type="float" office:value="4278.1520000000019" table:style-name="ce27">
            <text:p>4,278</text:p>
          </table:table-cell>
          <table:table-cell office:value-type="float" office:value="3397.357" table:style-name="ce27">
            <text:p>3,397</text:p>
          </table:table-cell>
          <table:table-cell office:value-type="float" office:value="3570.1299999999965" table:style-name="ce27">
            <text:p>3,570</text:p>
          </table:table-cell>
          <table:table-cell office:value-type="float" office:value="3709.4840000000045" table:style-name="ce27">
            <text:p>3,709</text:p>
          </table:table-cell>
          <table:table-cell office:value-type="float" office:value="3440.6349999999975" table:style-name="ce27">
            <text:p>3,441</text:p>
          </table:table-cell>
          <table:table-cell office:value-type="float" office:value="4204.2250000000004" table:style-name="ce27">
            <text:p>4,204</text:p>
          </table:table-cell>
          <table:table-cell office:value-type="float" office:value="7223.5369999999893" table:style-name="ce27">
            <text:p>7,224</text:p>
          </table:table-cell>
          <table:table-cell office:value-type="float" office:value="5227.3479999999972" table:style-name="ce27">
            <text:p>5,227</text:p>
          </table:table-cell>
          <table:table-cell office:value-type="float" office:value="5650.3980000000056" table:style-name="ce27">
            <text:p>5,650</text:p>
          </table:table-cell>
          <table:table-cell office:value-type="float" office:value="5803.0860000000048" table:style-name="ce27">
            <text:p>5,803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6">
            <text:p>All container traffic</text:p>
          </table:table-cell>
          <table:table-cell office:value-type="float" office:value="60509.644" table:style-name="ce31">
            <text:p>60,510</text:p>
          </table:table-cell>
          <table:table-cell office:value-type="float" office:value="59550.053999999996" table:style-name="ce31">
            <text:p>59,550</text:p>
          </table:table-cell>
          <table:table-cell office:value-type="float" office:value="52010.781999999999" table:style-name="ce31">
            <text:p>52,011</text:p>
          </table:table-cell>
          <table:table-cell office:value-type="float" office:value="56673.648999999998" table:style-name="ce31">
            <text:p>56,674</text:p>
          </table:table-cell>
          <table:table-cell office:value-type="float" office:value="57702.904999999999" table:style-name="ce31">
            <text:p>57,703</text:p>
          </table:table-cell>
          <table:table-cell office:value-type="float" office:value="55053.178999999996" table:style-name="ce31">
            <text:p>55,053</text:p>
          </table:table-cell>
          <table:table-cell office:value-type="float" office:value="56902.821000000004" table:style-name="ce31">
            <text:p>56,903</text:p>
          </table:table-cell>
          <table:table-cell office:value-type="float" office:value="61255.785000000003" table:style-name="ce31">
            <text:p>61,256</text:p>
          </table:table-cell>
          <table:table-cell office:value-type="float" office:value="63211.574000000001" table:style-name="ce31">
            <text:p>63,212</text:p>
          </table:table-cell>
          <table:table-cell office:value-type="float" office:value="65331.071000000004" table:style-name="ce31">
            <text:p>65,331</text:p>
          </table:table-cell>
          <table:table-cell office:value-type="float" office:value="64030.781999999999" table:style-name="ce31">
            <text:p>64,031</text:p>
          </table:table-cell>
          <table:table-cell table:style-name="ce29"/>
          <table:table-cell table:number-columns-repeated="16371" table:style-name="ce33"/>
        </table:table-row>
        <table:table-row table:style-name="ro4">
          <table:table-cell table:style-name="ce28"/>
          <table:table-cell table:number-columns-repeated="11" table:style-name="ce27"/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0">
            <text:p>Roll-on/roll-off traffic</text:p>
          </table:table-cell>
          <table:table-cell table:number-columns-repeated="11" table:style-name="ce27"/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7">
            <text:p>Road goods vehicles and trailers<text:s/></text:p>
          </table:table-cell>
          <table:table-cell office:value-type="float" office:value="48010.453000000001" table:style-name="ce27">
            <text:p>48,010</text:p>
          </table:table-cell>
          <table:table-cell office:value-type="float" office:value="48472.345000000001" table:style-name="ce27">
            <text:p>48,472</text:p>
          </table:table-cell>
          <table:table-cell office:value-type="float" office:value="44180.63" table:style-name="ce27">
            <text:p>44,181</text:p>
          </table:table-cell>
          <table:table-cell office:value-type="float" office:value="42404.593999999997" table:style-name="ce27">
            <text:p>42,405</text:p>
          </table:table-cell>
          <table:table-cell office:value-type="float" office:value="42356.076999999997" table:style-name="ce27">
            <text:p>42,356</text:p>
          </table:table-cell>
          <table:table-cell office:value-type="float" office:value="40856.232000000004" table:style-name="ce27">
            <text:p>40,856</text:p>
          </table:table-cell>
          <table:table-cell office:value-type="float" office:value="41721.222000000002" table:style-name="ce27">
            <text:p>41,721</text:p>
          </table:table-cell>
          <table:table-cell office:value-type="float" office:value="44199.593000000001" table:style-name="ce27">
            <text:p>44,200</text:p>
          </table:table-cell>
          <table:table-cell office:value-type="float" office:value="45878.642999999996" table:style-name="ce27">
            <text:p>45,879</text:p>
          </table:table-cell>
          <table:table-cell office:value-type="float" office:value="46968.252" table:style-name="ce27">
            <text:p>46,968</text:p>
          </table:table-cell>
          <table:table-cell office:value-type="float" office:value="46445.061000000002" table:style-name="ce27">
            <text:p>46,445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8">
            <text:p>Unaccompanied road goods trailers</text:p>
          </table:table-cell>
          <table:table-cell office:value-type="float" office:value="38011.873" table:style-name="ce27">
            <text:p>38,012</text:p>
          </table:table-cell>
          <table:table-cell office:value-type="float" office:value="35535.14" table:style-name="ce27">
            <text:p>35,535</text:p>
          </table:table-cell>
          <table:table-cell office:value-type="float" office:value="33705.485999999997" table:style-name="ce27">
            <text:p>33,705</text:p>
          </table:table-cell>
          <table:table-cell office:value-type="float" office:value="36540.167999999998" table:style-name="ce27">
            <text:p>36,540</text:p>
          </table:table-cell>
          <table:table-cell office:value-type="float" office:value="37922.582999999999" table:style-name="ce27">
            <text:p>37,923</text:p>
          </table:table-cell>
          <table:table-cell office:value-type="float" office:value="36903.873" table:style-name="ce27">
            <text:p>36,904</text:p>
          </table:table-cell>
          <table:table-cell office:value-type="float" office:value="36867.919999999998" table:style-name="ce27">
            <text:p>36,868</text:p>
          </table:table-cell>
          <table:table-cell office:value-type="float" office:value="38593.762000000002" table:style-name="ce27">
            <text:p>38,594</text:p>
          </table:table-cell>
          <table:table-cell office:value-type="float" office:value="40737.415999999997" table:style-name="ce27">
            <text:p>40,737</text:p>
          </table:table-cell>
          <table:table-cell office:value-type="float" office:value="42303.214" table:style-name="ce27">
            <text:p>42,303</text:p>
          </table:table-cell>
          <table:table-cell office:value-type="float" office:value="43948.228999999999" table:style-name="ce27">
            <text:p>43,948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Passenger-carrying vehicles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Import/Export motor vehicles</text:p>
          </table:table-cell>
          <table:table-cell office:value-type="float" office:value="5931.5659999999998" table:style-name="ce27">
            <text:p>5,932</text:p>
          </table:table-cell>
          <table:table-cell office:value-type="float" office:value="5143.5330000000004" table:style-name="ce27">
            <text:p>5,144</text:p>
          </table:table-cell>
          <table:table-cell office:value-type="float" office:value="4003.7310000000002" table:style-name="ce27">
            <text:p>4,004</text:p>
          </table:table-cell>
          <table:table-cell office:value-type="float" office:value="4706.4830000000002" table:style-name="ce27">
            <text:p>4,706</text:p>
          </table:table-cell>
          <table:table-cell office:value-type="float" office:value="5284.3" table:style-name="ce27">
            <text:p>5,284</text:p>
          </table:table-cell>
          <table:table-cell office:value-type="float" office:value="5540.527" table:style-name="ce27">
            <text:p>5,541</text:p>
          </table:table-cell>
          <table:table-cell office:value-type="float" office:value="6350.9470000000001" table:style-name="ce27">
            <text:p>6,351</text:p>
          </table:table-cell>
          <table:table-cell office:value-type="float" office:value="6962.3419999999996" table:style-name="ce27">
            <text:p>6,962</text:p>
          </table:table-cell>
          <table:table-cell office:value-type="float" office:value="7033.9160000000002" table:style-name="ce27">
            <text:p>7,034</text:p>
          </table:table-cell>
          <table:table-cell office:value-type="float" office:value="6711.2740000000003" table:style-name="ce27">
            <text:p>6,711</text:p>
          </table:table-cell>
          <table:table-cell office:value-type="float" office:value="6093.8789999999999" table:style-name="ce27">
            <text:p>6,094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Rail wagons, shipborne trailers, barges</text:p>
          </table:table-cell>
          <table:table-cell office:value-type="float" office:value="11098.967000000001" table:style-name="ce27">
            <text:p>11,099</text:p>
          </table:table-cell>
          <table:table-cell office:value-type="float" office:value="10800.483" table:style-name="ce27">
            <text:p>10,800</text:p>
          </table:table-cell>
          <table:table-cell office:value-type="float" office:value="11023.458000000001" table:style-name="ce27">
            <text:p>11,023</text:p>
          </table:table-cell>
          <table:table-cell office:value-type="float" office:value="11204.699000000001" table:style-name="ce27">
            <text:p>11,205</text:p>
          </table:table-cell>
          <table:table-cell office:value-type="float" office:value="11380.065000000001" table:style-name="ce27">
            <text:p>11,380</text:p>
          </table:table-cell>
          <table:table-cell office:value-type="float" office:value="10705.550999999999" table:style-name="ce27">
            <text:p>10,706</text:p>
          </table:table-cell>
          <table:table-cell office:value-type="float" office:value="9642.2829999999994" table:style-name="ce27">
            <text:p>9,642</text:p>
          </table:table-cell>
          <table:table-cell office:value-type="float" office:value="9601.3619999999992" table:style-name="ce27">
            <text:p>9,601</text:p>
          </table:table-cell>
          <table:table-cell office:value-type="float" office:value="10014.355" table:style-name="ce27">
            <text:p>10,014</text:p>
          </table:table-cell>
          <table:table-cell office:value-type="float" office:value="10277.418" table:style-name="ce27">
            <text:p>10,277</text:p>
          </table:table-cell>
          <table:table-cell office:value-type="float" office:value="10412.58" table:style-name="ce27">
            <text:p>10,413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Unaccompanied caravans, agri. &amp; industrial vehicles</text:p>
          </table:table-cell>
          <table:table-cell office:value-type="float" office:value="1024.0119999999999" table:style-name="ce27">
            <text:p>1,024</text:p>
          </table:table-cell>
          <table:table-cell office:value-type="float" office:value="931.66499999999996" table:style-name="ce27">
            <text:p>932</text:p>
          </table:table-cell>
          <table:table-cell office:value-type="float" office:value="734.06600000000003" table:style-name="ce27">
            <text:p>734</text:p>
          </table:table-cell>
          <table:table-cell office:value-type="float" office:value="625.57299999999998" table:style-name="ce27">
            <text:p>626</text:p>
          </table:table-cell>
          <table:table-cell office:value-type="float" office:value="310.97199999999998" table:style-name="ce27">
            <text:p>311</text:p>
          </table:table-cell>
          <table:table-cell office:value-type="float" office:value="337.416" table:style-name="ce27">
            <text:p>337</text:p>
          </table:table-cell>
          <table:table-cell office:value-type="float" office:value="471.61200000000002" table:style-name="ce27">
            <text:p>472</text:p>
          </table:table-cell>
          <table:table-cell office:value-type="float" office:value="238.21299999999999" table:style-name="ce27">
            <text:p>238</text:p>
          </table:table-cell>
          <table:table-cell office:value-type="float" office:value="113.845" table:style-name="ce27">
            <text:p>114</text:p>
          </table:table-cell>
          <table:table-cell office:value-type="float" office:value="181.98099999999999" table:style-name="ce27">
            <text:p>182</text:p>
          </table:table-cell>
          <table:table-cell office:value-type="float" office:value="137.53800000000001" table:style-name="ce27">
            <text:p>138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Live animals on the hoof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Other ro-ro traffic</text:p>
          </table:table-cell>
          <table:table-cell office:value-type="float" office:value="613.94799999999998" table:style-name="ce27">
            <text:p>614</text:p>
          </table:table-cell>
          <table:table-cell office:value-type="float" office:value="531.04899999999998" table:style-name="ce27">
            <text:p>531</text:p>
          </table:table-cell>
          <table:table-cell office:value-type="float" office:value="433.416" table:style-name="ce27">
            <text:p>433</text:p>
          </table:table-cell>
          <table:table-cell office:value-type="float" office:value="533.32299999999998" table:style-name="ce27">
            <text:p>533</text:p>
          </table:table-cell>
          <table:table-cell office:value-type="float" office:value="55.055999999999997" table:style-name="ce27">
            <text:p>55</text:p>
          </table:table-cell>
          <table:table-cell office:value-type="float" office:value="1.377" table:style-name="ce27">
            <text:p>1</text:p>
          </table:table-cell>
          <table:table-cell office:value-type="float" office:value="1.391" table:style-name="ce27">
            <text:p>1</text:p>
          </table:table-cell>
          <table:table-cell office:value-type="float" office:value="18.652000000000001" table:style-name="ce27">
            <text:p>19</text:p>
          </table:table-cell>
          <table:table-cell office:value-type="float" office:value="4.5999999999999999E-2" table:style-name="ce27">
            <text:p>~</text:p>
          </table:table-cell>
          <table:table-cell office:value-type="float" office:value="0" table:style-name="ce27">
            <text:p>0</text:p>
          </table:table-cell>
          <table:table-cell office:value-type="float" office:value="0.378" table:style-name="ce27">
            <text:p>~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9">
            <text:p>All roll-on/roll-off traffic</text:p>
          </table:table-cell>
          <table:table-cell office:value-type="float" office:value="104693.819" table:style-name="ce31">
            <text:p>104,694</text:p>
          </table:table-cell>
          <table:table-cell office:value-type="float" office:value="101414.215" table:style-name="ce31">
            <text:p>101,414</text:p>
          </table:table-cell>
          <table:table-cell office:value-type="float" office:value="94080.786999999997" table:style-name="ce31">
            <text:p>94,081</text:p>
          </table:table-cell>
          <table:table-cell office:value-type="float" office:value="96014.84" table:style-name="ce31">
            <text:p>96,015</text:p>
          </table:table-cell>
          <table:table-cell office:value-type="float" office:value="97309.053" table:style-name="ce31">
            <text:p>97,309</text:p>
          </table:table-cell>
          <table:table-cell office:value-type="float" office:value="94344.975999999995" table:style-name="ce31">
            <text:p>94,345</text:p>
          </table:table-cell>
          <table:table-cell office:value-type="float" office:value="95055.375" table:style-name="ce31">
            <text:p>95,055</text:p>
          </table:table-cell>
          <table:table-cell office:value-type="float" office:value="99613.923999999999" table:style-name="ce31">
            <text:p>99,614</text:p>
          </table:table-cell>
          <table:table-cell office:value-type="float" office:value="103778.22100000001" table:style-name="ce31">
            <text:p>103,778</text:p>
          </table:table-cell>
          <table:table-cell office:value-type="float" office:value="106442.139" table:style-name="ce31">
            <text:p>106,442</text:p>
          </table:table-cell>
          <table:table-cell office:value-type="float" office:value="107037.66499999999" table:style-name="ce31">
            <text:p>107,038</text:p>
          </table:table-cell>
          <table:table-cell table:style-name="ce29"/>
          <table:table-cell table:number-columns-repeated="16371" table:style-name="ce33"/>
        </table:table-row>
        <table:table-row table:style-name="ro4">
          <table:table-cell table:style-name="ce34"/>
          <table:table-cell table:number-columns-repeated="11" table:style-name="ce27"/>
          <table:table-cell table:style-name="ce29"/>
          <table:table-cell table:number-columns-repeated="16371" table:style-name="ce19"/>
        </table:table-row>
        <table:table-row table:style-name="ro5">
          <table:table-cell office:value-type="string" table:style-name="ce26">
            <text:p>Other general cargo</text:p>
          </table:table-cell>
          <table:table-cell table:number-columns-repeated="11" table:style-name="ce27"/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28">
            <text:p><text:s text:c="4"/>Forestry products</text:p>
          </table:table-cell>
          <table:table-cell office:value-type="float" office:value="8986.9150000000009" table:style-name="ce27">
            <text:p>8,987</text:p>
          </table:table-cell>
          <table:table-cell office:value-type="float" office:value="6525.2569999999996" table:style-name="ce27">
            <text:p>6,525</text:p>
          </table:table-cell>
          <table:table-cell office:value-type="float" office:value="5242.6400000000003" table:style-name="ce27">
            <text:p>5,243</text:p>
          </table:table-cell>
          <table:table-cell office:value-type="float" office:value="5588.4160000000002" table:style-name="ce27">
            <text:p>5,588</text:p>
          </table:table-cell>
          <table:table-cell office:value-type="float" office:value="5713.0479999999998" table:style-name="ce27">
            <text:p>5,713</text:p>
          </table:table-cell>
          <table:table-cell office:value-type="float" office:value="4678.5420000000004" table:style-name="ce27">
            <text:p>4,679</text:p>
          </table:table-cell>
          <table:table-cell office:value-type="float" office:value="7021.9059999999999" table:style-name="ce27">
            <text:p>7,022</text:p>
          </table:table-cell>
          <table:table-cell office:value-type="float" office:value="5704.0290000000005" table:style-name="ce27">
            <text:p>5,704</text:p>
          </table:table-cell>
          <table:table-cell office:value-type="float" office:value="5861.1109999999999" table:style-name="ce27">
            <text:p>5,861</text:p>
          </table:table-cell>
          <table:table-cell office:value-type="float" office:value="5310.4390000000003" table:style-name="ce27">
            <text:p>5,310</text:p>
          </table:table-cell>
          <table:table-cell office:value-type="float" office:value="5262.4009999999998" table:style-name="ce27">
            <text:p>5,262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28">
            <text:p><text:s text:c="4"/>Iron and steel products</text:p>
          </table:table-cell>
          <table:table-cell office:value-type="float" office:value="12236.459000000001" table:style-name="ce27">
            <text:p>12,236</text:p>
          </table:table-cell>
          <table:table-cell office:value-type="float" office:value="10316.886" table:style-name="ce27">
            <text:p>10,317</text:p>
          </table:table-cell>
          <table:table-cell office:value-type="float" office:value="6182.2020000000002" table:style-name="ce27">
            <text:p>6,182</text:p>
          </table:table-cell>
          <table:table-cell office:value-type="float" office:value="6127.5709999999999" table:style-name="ce27">
            <text:p>6,128</text:p>
          </table:table-cell>
          <table:table-cell office:value-type="float" office:value="6935.741" table:style-name="ce27">
            <text:p>6,936</text:p>
          </table:table-cell>
          <table:table-cell office:value-type="float" office:value="7788.5069999999996" table:style-name="ce27">
            <text:p>7,789</text:p>
          </table:table-cell>
          <table:table-cell office:value-type="float" office:value="8990.6679999999997" table:style-name="ce27">
            <text:p>8,991</text:p>
          </table:table-cell>
          <table:table-cell office:value-type="float" office:value="9974.6820000000007" table:style-name="ce27">
            <text:p>9,975</text:p>
          </table:table-cell>
          <table:table-cell office:value-type="float" office:value="8848.0810000000001" table:style-name="ce27">
            <text:p>8,848</text:p>
          </table:table-cell>
          <table:table-cell office:value-type="float" office:value="6964.527" table:style-name="ce27">
            <text:p>6,965</text:p>
          </table:table-cell>
          <table:table-cell office:value-type="float" office:value="7258.5379999999996" table:style-name="ce27">
            <text:p>7,259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28">
            <text:p><text:s text:c="4"/>General cargo &amp; containers &lt;20'</text:p>
          </table:table-cell>
          <table:table-cell office:value-type="float" office:value="6215.027" table:style-name="ce27">
            <text:p>6,215</text:p>
          </table:table-cell>
          <table:table-cell office:value-type="float" office:value="6242.9049999999997" table:style-name="ce27">
            <text:p>6,243</text:p>
          </table:table-cell>
          <table:table-cell office:value-type="float" office:value="5451.4560000000001" table:style-name="ce27">
            <text:p>5,451</text:p>
          </table:table-cell>
          <table:table-cell office:value-type="float" office:value="5067.7939999999999" table:style-name="ce27">
            <text:p>5,068</text:p>
          </table:table-cell>
          <table:table-cell office:value-type="float" office:value="5368.4930000000004" table:style-name="ce27">
            <text:p>5,368</text:p>
          </table:table-cell>
          <table:table-cell office:value-type="float" office:value="5846.2759999999998" table:style-name="ce27">
            <text:p>5,846</text:p>
          </table:table-cell>
          <table:table-cell office:value-type="float" office:value="5387.4570000000003" table:style-name="ce27">
            <text:p>5,387</text:p>
          </table:table-cell>
          <table:table-cell office:value-type="float" office:value="5525.7240000000002" table:style-name="ce27">
            <text:p>5,526</text:p>
          </table:table-cell>
          <table:table-cell office:value-type="float" office:value="5615.4589999999998" table:style-name="ce27">
            <text:p>5,615</text:p>
          </table:table-cell>
          <table:table-cell office:value-type="float" office:value="5112.4949999999999" table:style-name="ce27">
            <text:p>5,112</text:p>
          </table:table-cell>
          <table:table-cell office:value-type="float" office:value="6250.6379999999999" table:style-name="ce27">
            <text:p>6,251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0">
            <text:p><text:s text:c="4"/>All other general cargo traffic</text:p>
          </table:table-cell>
          <table:table-cell office:value-type="float" office:value="27438.401000000002" table:style-name="ce31">
            <text:p>27,438</text:p>
          </table:table-cell>
          <table:table-cell office:value-type="float" office:value="23085.047999999999" table:style-name="ce31">
            <text:p>23,085</text:p>
          </table:table-cell>
          <table:table-cell office:value-type="float" office:value="16876.297999999999" table:style-name="ce31">
            <text:p>16,876</text:p>
          </table:table-cell>
          <table:table-cell office:value-type="float" office:value="16783.780999999999" table:style-name="ce31">
            <text:p>16,784</text:p>
          </table:table-cell>
          <table:table-cell office:value-type="float" office:value="18017.281999999999" table:style-name="ce31">
            <text:p>18,017</text:p>
          </table:table-cell>
          <table:table-cell office:value-type="float" office:value="18313.325000000001" table:style-name="ce31">
            <text:p>18,313</text:p>
          </table:table-cell>
          <table:table-cell office:value-type="float" office:value="21400.030999999999" table:style-name="ce31">
            <text:p>21,400</text:p>
          </table:table-cell>
          <table:table-cell office:value-type="float" office:value="21204.435000000001" table:style-name="ce31">
            <text:p>21,204</text:p>
          </table:table-cell>
          <table:table-cell office:value-type="float" office:value="20324.651000000002" table:style-name="ce31">
            <text:p>20,325</text:p>
          </table:table-cell>
          <table:table-cell office:value-type="float" office:value="17387.460999999999" table:style-name="ce31">
            <text:p>17,387</text:p>
          </table:table-cell>
          <table:table-cell office:value-type="float" office:value="18771.577000000001" table:style-name="ce31">
            <text:p>18,772</text:p>
          </table:table-cell>
          <table:table-cell table:style-name="ce29"/>
          <table:table-cell table:number-columns-repeated="16371" table:style-name="ce33"/>
        </table:table-row>
        <table:table-row table:style-name="ro4">
          <table:table-cell table:style-name="ce30"/>
          <table:table-cell table:number-columns-repeated="11" table:style-name="ce27"/>
          <table:table-cell table:style-name="ce29"/>
          <table:table-cell table:number-columns-repeated="16371" table:style-name="ce19"/>
        </table:table-row>
        <table:table-row table:style-name="ro5">
          <table:table-cell office:value-type="string" table:style-name="ce40">
            <text:p>All traffic</text:p>
          </table:table-cell>
          <table:table-cell office:value-type="float" office:value="566617.39" table:style-name="ce41">
            <text:p>566,617</text:p>
          </table:table-cell>
          <table:table-cell office:value-type="float" office:value="548079.18200000003" table:style-name="ce41">
            <text:p>548,079</text:p>
          </table:table-cell>
          <table:table-cell office:value-type="float" office:value="489556.08600000001" table:style-name="ce41">
            <text:p>489,556</text:p>
          </table:table-cell>
          <table:table-cell office:value-type="float" office:value="498488.48099999997" table:style-name="ce41">
            <text:p>498,488</text:p>
          </table:table-cell>
          <table:table-cell office:value-type="float" office:value="506995.50199999998" table:style-name="ce41">
            <text:p>506,996</text:p>
          </table:table-cell>
          <table:table-cell office:value-type="float" office:value="489450.15899999999" table:style-name="ce41">
            <text:p>489,450</text:p>
          </table:table-cell>
          <table:table-cell office:value-type="float" office:value="491755.05799999996" table:style-name="ce41">
            <text:p>491,755</text:p>
          </table:table-cell>
          <table:table-cell office:value-type="float" office:value="491855.79099999997" table:style-name="ce41">
            <text:p>491,856</text:p>
          </table:table-cell>
          <table:table-cell office:value-type="float" office:value="485729.46799999999" table:style-name="ce41">
            <text:p>485,729</text:p>
          </table:table-cell>
          <table:table-cell office:value-type="float" office:value="472772.07199999993" table:style-name="ce41">
            <text:p>472,772</text:p>
          </table:table-cell>
          <table:table-cell office:value-type="float" office:value="470682.71100000001" table:style-name="ce41">
            <text:p>470,683</text:p>
          </table:table-cell>
          <table:table-cell table:style-name="ce29"/>
          <table:table-cell table:number-columns-repeated="16371" table:style-name="ce12"/>
        </table:table-row>
        <table:table-row table:style-name="ro4">
          <table:table-cell table:style-name="ce30"/>
          <table:table-cell table:number-columns-repeated="11" table:style-name="ce31"/>
          <table:table-cell table:style-name="ce42"/>
          <table:table-cell table:number-columns-repeated="16371" table:style-name="ce33"/>
        </table:table-row>
        <table:table-row table:style-name="ro6">
          <table:table-cell office:value-type="string" table:style-name="ce24">
            <text:p>(b) Inward traffic</text:p>
          </table:table-cell>
          <table:table-cell table:number-columns-repeated="11" table:style-name="ce31"/>
          <table:table-cell table:style-name="ce42"/>
          <table:table-cell table:number-columns-repeated="16371" table:style-name="ce33"/>
        </table:table-row>
        <table:table-row table:style-name="ro7">
          <table:table-cell office:value-type="string" table:style-name="ce26">
            <text:p>Liquid bulk</text:p>
          </table:table-cell>
          <table:table-cell table:number-columns-repeated="11" table:style-name="ce25"/>
          <table:table-cell table:style-name="ce22"/>
          <table:table-cell table:style-name="ce12"/>
          <table:table-cell table:style-name="ce13"/>
          <table:table-cell table:number-columns-repeated="4" table:style-name="ce23"/>
          <table:table-cell table:number-columns-repeated="16365" table:style-name="ce22"/>
        </table:table-row>
        <table:table-row table:style-name="ro8">
          <table:table-cell office:value-type="string" table:style-name="ce28">
            <text:p><text:s text:c="4"/>Liquefied gas</text:p>
          </table:table-cell>
          <table:table-cell office:value-type="float" office:value="2919.55" table:style-name="ce43">
            <text:p>2920</text:p>
          </table:table-cell>
          <table:table-cell office:value-type="float" office:value="2292.1469999999999" table:style-name="ce43">
            <text:p>2292</text:p>
          </table:table-cell>
          <table:table-cell office:value-type="float" office:value="9334.3420000000006" table:style-name="ce43">
            <text:p>9334</text:p>
          </table:table-cell>
          <table:table-cell office:value-type="float" office:value="16469.225999999999" table:style-name="ce43">
            <text:p>16469</text:p>
          </table:table-cell>
          <table:table-cell office:value-type="float" office:value="20649.591" table:style-name="ce43">
            <text:p>20650</text:p>
          </table:table-cell>
          <table:table-cell office:value-type="float" office:value="11785.084999999999" table:style-name="ce43">
            <text:p>11785</text:p>
          </table:table-cell>
          <table:table-cell office:value-type="float" office:value="9253.7800000000007" table:style-name="ce43">
            <text:p>9254</text:p>
          </table:table-cell>
          <table:table-cell office:value-type="float" office:value="9738.24" table:style-name="ce43">
            <text:p>9738</text:p>
          </table:table-cell>
          <table:table-cell office:value-type="float" office:value="11793.751" table:style-name="ce43">
            <text:p>11794</text:p>
          </table:table-cell>
          <table:table-cell office:value-type="float" office:value="9768.6239999999998" table:style-name="ce43">
            <text:p>9769</text:p>
          </table:table-cell>
          <table:table-cell office:value-type="float" office:value="7177.8630000000003" table:style-name="ce43">
            <text:p>7178</text:p>
          </table:table-cell>
          <table:table-cell table:style-name="ce44"/>
          <table:table-cell table:style-name="ce3"/>
          <table:table-cell table:style-name="ce7"/>
          <table:table-cell table:number-columns-repeated="4" table:style-name="ce45"/>
          <table:table-cell table:number-columns-repeated="16365" table:style-name="ce44"/>
        </table:table-row>
        <table:table-row table:style-name="ro8">
          <table:table-cell office:value-type="string" table:style-name="ce28">
            <text:p><text:s text:c="4"/>Crude oil</text:p>
          </table:table-cell>
          <table:table-cell office:value-type="float" office:value="74384.058000000005" table:style-name="ce43">
            <text:p>74384</text:p>
          </table:table-cell>
          <table:table-cell office:value-type="float" office:value="71831.058999999994" table:style-name="ce43">
            <text:p>71831</text:p>
          </table:table-cell>
          <table:table-cell office:value-type="float" office:value="65211.142999999996" table:style-name="ce43">
            <text:p>65211</text:p>
          </table:table-cell>
          <table:table-cell office:value-type="float" office:value="64667.567000000003" table:style-name="ce43">
            <text:p>64668</text:p>
          </table:table-cell>
          <table:table-cell office:value-type="float" office:value="66602.057000000001" table:style-name="ce43">
            <text:p>66602</text:p>
          </table:table-cell>
          <table:table-cell office:value-type="float" office:value="65807.691000000006" table:style-name="ce43">
            <text:p>65808</text:p>
          </table:table-cell>
          <table:table-cell office:value-type="float" office:value="56626.273000000001" table:style-name="ce43">
            <text:p>56626</text:p>
          </table:table-cell>
          <table:table-cell office:value-type="float" office:value="52587.754000000001" table:style-name="ce43">
            <text:p>52588</text:p>
          </table:table-cell>
          <table:table-cell office:value-type="float" office:value="51274.709000000003" table:style-name="ce43">
            <text:p>51275</text:p>
          </table:table-cell>
          <table:table-cell office:value-type="float" office:value="48851.966999999997" table:style-name="ce43">
            <text:p>48852</text:p>
          </table:table-cell>
          <table:table-cell office:value-type="float" office:value="48627.285000000003" table:style-name="ce43">
            <text:p>48627</text:p>
          </table:table-cell>
          <table:table-cell table:style-name="ce44"/>
          <table:table-cell table:style-name="ce3"/>
          <table:table-cell table:style-name="ce7"/>
          <table:table-cell table:number-columns-repeated="4" table:style-name="ce45"/>
          <table:table-cell table:number-columns-repeated="16365" table:style-name="ce44"/>
        </table:table-row>
        <table:table-row table:style-name="ro8">
          <table:table-cell office:value-type="string" table:style-name="ce28">
            <text:p><text:s text:c="4"/>Oil products<text:s/></text:p>
          </table:table-cell>
          <table:table-cell office:value-type="float" office:value="43002.16" table:style-name="ce27">
            <text:p>43,002</text:p>
          </table:table-cell>
          <table:table-cell office:value-type="float" office:value="44234.292000000001" table:style-name="ce27">
            <text:p>44,234</text:p>
          </table:table-cell>
          <table:table-cell office:value-type="float" office:value="40867.923000000003" table:style-name="ce27">
            <text:p>40,868</text:p>
          </table:table-cell>
          <table:table-cell office:value-type="float" office:value="41832.514000000003" table:style-name="ce27">
            <text:p>41,833</text:p>
          </table:table-cell>
          <table:table-cell office:value-type="float" office:value="42706.548000000003" table:style-name="ce27">
            <text:p>42,707</text:p>
          </table:table-cell>
          <table:table-cell office:value-type="float" office:value="41433.597999999998" table:style-name="ce27">
            <text:p>41,434</text:p>
          </table:table-cell>
          <table:table-cell office:value-type="float" office:value="42656.434999999998" table:style-name="ce27">
            <text:p>42,656</text:p>
          </table:table-cell>
          <table:table-cell office:value-type="float" office:value="41672.951999999997" table:style-name="ce27">
            <text:p>41,673</text:p>
          </table:table-cell>
          <table:table-cell office:value-type="float" office:value="43178.364999999998" table:style-name="ce27">
            <text:p>43,178</text:p>
          </table:table-cell>
          <table:table-cell office:value-type="float" office:value="46387.7" table:style-name="ce27">
            <text:p>46,388</text:p>
          </table:table-cell>
          <table:table-cell office:value-type="float" office:value="46141.538999999997" table:style-name="ce27">
            <text:p>46,142</text:p>
          </table:table-cell>
          <table:table-cell table:style-name="ce19"/>
          <table:table-cell table:style-name="ce3"/>
          <table:table-cell table:style-name="ce7"/>
          <table:table-cell table:number-columns-repeated="4" table:style-name="ce18"/>
          <table:table-cell table:number-columns-repeated="16365" table:style-name="ce19"/>
        </table:table-row>
        <table:table-row table:style-name="ro4">
          <table:table-cell office:value-type="string" table:style-name="ce28">
            <text:p><text:s text:c="4"/>Other liquid bulk products</text:p>
          </table:table-cell>
          <table:table-cell office:value-type="float" office:value="8790.5" table:style-name="ce27">
            <text:p>8,791</text:p>
          </table:table-cell>
          <table:table-cell office:value-type="float" office:value="7456.9849999999997" table:style-name="ce27">
            <text:p>7,457</text:p>
          </table:table-cell>
          <table:table-cell office:value-type="float" office:value="6249.1719999999996" table:style-name="ce27">
            <text:p>6,249</text:p>
          </table:table-cell>
          <table:table-cell office:value-type="float" office:value="6909.1850000000004" table:style-name="ce27">
            <text:p>6,909</text:p>
          </table:table-cell>
          <table:table-cell office:value-type="float" office:value="6375.5209999999997" table:style-name="ce27">
            <text:p>6,376</text:p>
          </table:table-cell>
          <table:table-cell office:value-type="float" office:value="6145.1270000000004" table:style-name="ce27">
            <text:p>6,145</text:p>
          </table:table-cell>
          <table:table-cell office:value-type="float" office:value="6633.5360000000001" table:style-name="ce27">
            <text:p>6,634</text:p>
          </table:table-cell>
          <table:table-cell office:value-type="float" office:value="6142.924" table:style-name="ce27">
            <text:p>6,143</text:p>
          </table:table-cell>
          <table:table-cell office:value-type="float" office:value="5891.9459999999999" table:style-name="ce27">
            <text:p>5,892</text:p>
          </table:table-cell>
          <table:table-cell office:value-type="float" office:value="7020.7439999999997" table:style-name="ce27">
            <text:p>7,021</text:p>
          </table:table-cell>
          <table:table-cell office:value-type="float" office:value="6273.3940000000002" table:style-name="ce27">
            <text:p>6,273</text:p>
          </table:table-cell>
          <table:table-cell table:style-name="ce29"/>
          <table:table-cell table:style-name="ce3"/>
          <table:table-cell table:style-name="ce7"/>
          <table:table-cell table:number-columns-repeated="4" table:style-name="ce18"/>
          <table:table-cell table:number-columns-repeated="16365" table:style-name="ce19"/>
        </table:table-row>
        <table:table-row table:style-name="ro4">
          <table:table-cell office:value-type="string" table:style-name="ce30">
            <text:p><text:s text:c="4"/>All liquid bulk traffic</text:p>
          </table:table-cell>
          <table:table-cell office:value-type="float" office:value="129096.268" table:style-name="ce31">
            <text:p>129,096</text:p>
          </table:table-cell>
          <table:table-cell office:value-type="float" office:value="125814.48299999999" table:style-name="ce31">
            <text:p>125,814</text:p>
          </table:table-cell>
          <table:table-cell office:value-type="float" office:value="121662.58" table:style-name="ce31">
            <text:p>121,663</text:p>
          </table:table-cell>
          <table:table-cell office:value-type="float" office:value="129878.492" table:style-name="ce31">
            <text:p>129,878</text:p>
          </table:table-cell>
          <table:table-cell office:value-type="float" office:value="136333.717" table:style-name="ce31">
            <text:p>136,334</text:p>
          </table:table-cell>
          <table:table-cell office:value-type="float" office:value="125171.501" table:style-name="ce31">
            <text:p>125,172</text:p>
          </table:table-cell>
          <table:table-cell office:value-type="float" office:value="115170.024" table:style-name="ce31">
            <text:p>115,170</text:p>
          </table:table-cell>
          <table:table-cell office:value-type="float" office:value="110141.87" table:style-name="ce31">
            <text:p>110,142</text:p>
          </table:table-cell>
          <table:table-cell office:value-type="float" office:value="112138.77099999999" table:style-name="ce31">
            <text:p>112,139</text:p>
          </table:table-cell>
          <table:table-cell office:value-type="float" office:value="112029.035" table:style-name="ce31">
            <text:p>112,029</text:p>
          </table:table-cell>
          <table:table-cell office:value-type="float" office:value="108220.08100000001" table:style-name="ce31">
            <text:p>108,220</text:p>
          </table:table-cell>
          <table:table-cell table:style-name="ce42"/>
          <table:table-cell table:style-name="ce12"/>
          <table:table-cell table:number-columns-repeated="5" table:style-name="ce32"/>
          <table:table-cell table:number-columns-repeated="16365" table:style-name="ce33"/>
        </table:table-row>
        <table:table-row table:style-name="ro4">
          <table:table-cell table:style-name="ce34"/>
          <table:table-cell table:number-columns-repeated="11" table:style-name="ce27"/>
          <table:table-cell table:style-name="ce29"/>
          <table:table-cell table:style-name="ce12"/>
          <table:table-cell table:number-columns-repeated="5" table:style-name="ce18"/>
          <table:table-cell table:number-columns-repeated="16365" table:style-name="ce19"/>
        </table:table-row>
        <table:table-row table:style-name="ro4">
          <table:table-cell office:value-type="string" table:style-name="ce26">
            <text:p>Dry bulk</text:p>
          </table:table-cell>
          <table:table-cell table:number-columns-repeated="11" table:style-name="ce31"/>
          <table:table-cell table:style-name="ce42"/>
          <table:table-cell table:style-name="ce12"/>
          <table:table-cell table:number-columns-repeated="5" table:style-name="ce32"/>
          <table:table-cell table:number-columns-repeated="16365" table:style-name="ce33"/>
        </table:table-row>
        <table:table-row table:style-name="ro4">
          <table:table-cell office:value-type="string" table:style-name="ce28">
            <text:p><text:s text:c="4"/>Ores</text:p>
          </table:table-cell>
          <table:table-cell office:value-type="float" office:value="18441.819" table:style-name="ce27">
            <text:p>18,442</text:p>
          </table:table-cell>
          <table:table-cell office:value-type="float" office:value="17060.758000000002" table:style-name="ce27">
            <text:p>17,061</text:p>
          </table:table-cell>
          <table:table-cell office:value-type="float" office:value="11227.34" table:style-name="ce27">
            <text:p>11,227</text:p>
          </table:table-cell>
          <table:table-cell office:value-type="float" office:value="12833.718999999999" table:style-name="ce27">
            <text:p>12,834</text:p>
          </table:table-cell>
          <table:table-cell office:value-type="float" office:value="11526.462" table:style-name="ce27">
            <text:p>11,526</text:p>
          </table:table-cell>
          <table:table-cell office:value-type="float" office:value="11019.964" table:style-name="ce27">
            <text:p>11,020</text:p>
          </table:table-cell>
          <table:table-cell office:value-type="float" office:value="15197.919" table:style-name="ce27">
            <text:p>15,198</text:p>
          </table:table-cell>
          <table:table-cell office:value-type="float" office:value="15871.536" table:style-name="ce27">
            <text:p>15,872</text:p>
          </table:table-cell>
          <table:table-cell office:value-type="float" office:value="12931.619000000001" table:style-name="ce27">
            <text:p>12,932</text:p>
          </table:table-cell>
          <table:table-cell office:value-type="float" office:value="10293.127" table:style-name="ce27">
            <text:p>10,293</text:p>
          </table:table-cell>
          <table:table-cell office:value-type="float" office:value="10738.594999999999" table:style-name="ce27">
            <text:p>10,739</text:p>
          </table:table-cell>
          <table:table-cell table:style-name="ce29"/>
          <table:table-cell table:style-name="ce3"/>
          <table:table-cell table:number-columns-repeated="5" table:style-name="ce18"/>
          <table:table-cell table:number-columns-repeated="16365" table:style-name="ce19"/>
        </table:table-row>
        <table:table-row table:style-name="ro4">
          <table:table-cell office:value-type="string" table:style-name="ce28">
            <text:p><text:s text:c="4"/>Coal</text:p>
          </table:table-cell>
          <table:table-cell office:value-type="float" office:value="45050.885999999999" table:style-name="ce27">
            <text:p>45,051</text:p>
          </table:table-cell>
          <table:table-cell office:value-type="float" office:value="47746.608" table:style-name="ce27">
            <text:p>47,747</text:p>
          </table:table-cell>
          <table:table-cell office:value-type="float" office:value="37605.709000000003" table:style-name="ce27">
            <text:p>37,606</text:p>
          </table:table-cell>
          <table:table-cell office:value-type="float" office:value="26684.760999999999" table:style-name="ce27">
            <text:p>26,685</text:p>
          </table:table-cell>
          <table:table-cell office:value-type="float" office:value="34038.355000000003" table:style-name="ce27">
            <text:p>34,038</text:p>
          </table:table-cell>
          <table:table-cell office:value-type="float" office:value="44296.209000000003" table:style-name="ce27">
            <text:p>44,296</text:p>
          </table:table-cell>
          <table:table-cell office:value-type="float" office:value="49360.74" table:style-name="ce27">
            <text:p>49,361</text:p>
          </table:table-cell>
          <table:table-cell office:value-type="float" office:value="41965.097999999998" table:style-name="ce27">
            <text:p>41,965</text:p>
          </table:table-cell>
          <table:table-cell office:value-type="float" office:value="23410.683000000001" table:style-name="ce27">
            <text:p>23,411</text:p>
          </table:table-cell>
          <table:table-cell office:value-type="float" office:value="9980.7649999999994" table:style-name="ce27">
            <text:p>9,981</text:p>
          </table:table-cell>
          <table:table-cell office:value-type="float" office:value="8961.643" table:style-name="ce27">
            <text:p>8,962</text:p>
          </table:table-cell>
          <table:table-cell table:style-name="ce29"/>
          <table:table-cell table:style-name="ce3"/>
          <table:table-cell table:number-columns-repeated="5" table:style-name="ce18"/>
          <table:table-cell table:number-columns-repeated="16365" table:style-name="ce19"/>
        </table:table-row>
        <table:table-row table:style-name="ro5">
          <table:table-cell office:value-type="string" table:style-name="ce28">
            <text:p><text:s text:c="4"/>Agricultural products</text:p>
          </table:table-cell>
          <table:table-cell office:value-type="float" office:value="9610.6360000000004" table:style-name="ce27">
            <text:p>9,611</text:p>
          </table:table-cell>
          <table:table-cell office:value-type="float" office:value="10027.421" table:style-name="ce27">
            <text:p>10,027</text:p>
          </table:table-cell>
          <table:table-cell office:value-type="float" office:value="9757.5210000000006" table:style-name="ce27">
            <text:p>9,758</text:p>
          </table:table-cell>
          <table:table-cell office:value-type="float" office:value="9467.3670000000002" table:style-name="ce27">
            <text:p>9,467</text:p>
          </table:table-cell>
          <table:table-cell office:value-type="float" office:value="8886.2860000000001" table:style-name="ce27">
            <text:p>8,886</text:p>
          </table:table-cell>
          <table:table-cell office:value-type="float" office:value="9974.4429999999993" table:style-name="ce27">
            <text:p>9,974</text:p>
          </table:table-cell>
          <table:table-cell office:value-type="float" office:value="10824.066000000001" table:style-name="ce27">
            <text:p>10,824</text:p>
          </table:table-cell>
          <table:table-cell office:value-type="float" office:value="10758.718999999999" table:style-name="ce27">
            <text:p>10,759</text:p>
          </table:table-cell>
          <table:table-cell office:value-type="float" office:value="8849.2330000000002" table:style-name="ce27">
            <text:p>8,849</text:p>
          </table:table-cell>
          <table:table-cell office:value-type="float" office:value="8464.6610000000001" table:style-name="ce27">
            <text:p>8,465</text:p>
          </table:table-cell>
          <table:table-cell office:value-type="float" office:value="8828.4740000000002" table:style-name="ce27">
            <text:p>8,828</text:p>
          </table:table-cell>
          <table:table-cell table:style-name="ce29"/>
          <table:table-cell table:style-name="ce12"/>
          <table:table-cell table:number-columns-repeated="5" table:style-name="ce18"/>
          <table:table-cell table:number-columns-repeated="16365" table:style-name="ce19"/>
        </table:table-row>
        <table:table-row table:style-name="ro4">
          <table:table-cell office:value-type="string" table:style-name="ce28">
            <text:p><text:s text:c="4"/>Other dry bulk</text:p>
          </table:table-cell>
          <table:table-cell office:value-type="float" office:value="30110.675999999999" table:style-name="ce27">
            <text:p>30,111</text:p>
          </table:table-cell>
          <table:table-cell office:value-type="float" office:value="27647.141" table:style-name="ce27">
            <text:p>27,647</text:p>
          </table:table-cell>
          <table:table-cell office:value-type="float" office:value="20593.705000000002" table:style-name="ce27">
            <text:p>20,594</text:p>
          </table:table-cell>
          <table:table-cell office:value-type="float" office:value="23396.216" table:style-name="ce27">
            <text:p>23,396</text:p>
          </table:table-cell>
          <table:table-cell office:value-type="float" office:value="24509.882000000001" table:style-name="ce27">
            <text:p>24,510</text:p>
          </table:table-cell>
          <table:table-cell office:value-type="float" office:value="22431.469000000001" table:style-name="ce27">
            <text:p>22,431</text:p>
          </table:table-cell>
          <table:table-cell office:value-type="float" office:value="23983.998" table:style-name="ce27">
            <text:p>23,984</text:p>
          </table:table-cell>
          <table:table-cell office:value-type="float" office:value="29715.428" table:style-name="ce27">
            <text:p>29,715</text:p>
          </table:table-cell>
          <table:table-cell office:value-type="float" office:value="35607.97" table:style-name="ce27">
            <text:p>35,608</text:p>
          </table:table-cell>
          <table:table-cell office:value-type="float" office:value="39499.436999999998" table:style-name="ce27">
            <text:p>39,499</text:p>
          </table:table-cell>
          <table:table-cell office:value-type="float" office:value="40868.589999999997" table:style-name="ce27">
            <text:p>40,869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0">
            <text:p><text:s text:c="4"/>All dry bulk traffic</text:p>
          </table:table-cell>
          <table:table-cell office:value-type="float" office:value="103214.01700000001" table:style-name="ce31">
            <text:p>103,214</text:p>
          </table:table-cell>
          <table:table-cell office:value-type="float" office:value="102481.928" table:style-name="ce31">
            <text:p>102,482</text:p>
          </table:table-cell>
          <table:table-cell office:value-type="float" office:value="79184.274999999994" table:style-name="ce31">
            <text:p>79,184</text:p>
          </table:table-cell>
          <table:table-cell office:value-type="float" office:value="72382.062999999995" table:style-name="ce31">
            <text:p>72,382</text:p>
          </table:table-cell>
          <table:table-cell office:value-type="float" office:value="78960.985000000001" table:style-name="ce31">
            <text:p>78,961</text:p>
          </table:table-cell>
          <table:table-cell office:value-type="float" office:value="87722.085000000006" table:style-name="ce31">
            <text:p>87,722</text:p>
          </table:table-cell>
          <table:table-cell office:value-type="float" office:value="99366.722999999998" table:style-name="ce31">
            <text:p>99,367</text:p>
          </table:table-cell>
          <table:table-cell office:value-type="float" office:value="98310.781000000003" table:style-name="ce31">
            <text:p>98,311</text:p>
          </table:table-cell>
          <table:table-cell office:value-type="float" office:value="80799.505000000005" table:style-name="ce31">
            <text:p>80,800</text:p>
          </table:table-cell>
          <table:table-cell office:value-type="float" office:value="68237.990000000005" table:style-name="ce31">
            <text:p>68,238</text:p>
          </table:table-cell>
          <table:table-cell office:value-type="float" office:value="69397.301999999996" table:style-name="ce31">
            <text:p>69,397</text:p>
          </table:table-cell>
          <table:table-cell table:style-name="ce42"/>
          <table:table-cell table:number-columns-repeated="16371" table:style-name="ce33"/>
        </table:table-row>
        <table:table-row table:style-name="ro4">
          <table:table-cell table:style-name="ce34"/>
          <table:table-cell table:number-columns-repeated="11" table:style-name="ce27"/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0">
            <text:p>Container traffic</text:p>
          </table:table-cell>
          <table:table-cell table:number-columns-repeated="11" table:style-name="ce31"/>
          <table:table-cell table:style-name="ce42"/>
          <table:table-cell table:number-columns-repeated="16371" table:style-name="ce33"/>
        </table:table-row>
        <table:table-row table:style-name="ro4">
          <table:table-cell office:value-type="string" table:style-name="ce35">
            <text:p>20' containers</text:p>
          </table:table-cell>
          <table:table-cell office:value-type="float" office:value="11700.133000000005" table:style-name="ce31">
            <text:p>11,700</text:p>
          </table:table-cell>
          <table:table-cell office:value-type="float" office:value="12256.294000000004" table:style-name="ce31">
            <text:p>12,256</text:p>
          </table:table-cell>
          <table:table-cell office:value-type="float" office:value="9890.0830000000042" table:style-name="ce31">
            <text:p>9,890</text:p>
          </table:table-cell>
          <table:table-cell office:value-type="float" office:value="11121.406000000008" table:style-name="ce31">
            <text:p>11,121</text:p>
          </table:table-cell>
          <table:table-cell office:value-type="float" office:value="11568.746000000001" table:style-name="ce31">
            <text:p>11,569</text:p>
          </table:table-cell>
          <table:table-cell office:value-type="float" office:value="10651.990000000002" table:style-name="ce31">
            <text:p>10,652</text:p>
          </table:table-cell>
          <table:table-cell office:value-type="float" office:value="11102.624000000003" table:style-name="ce31">
            <text:p>11,103</text:p>
          </table:table-cell>
          <table:table-cell office:value-type="float" office:value="12109.106999999998" table:style-name="ce31">
            <text:p>12,109</text:p>
          </table:table-cell>
          <table:table-cell office:value-type="float" office:value="12329.400000000001" table:style-name="ce31">
            <text:p>12,329</text:p>
          </table:table-cell>
          <table:table-cell office:value-type="float" office:value="12030.259000000005" table:style-name="ce31">
            <text:p>12,030</text:p>
          </table:table-cell>
          <table:table-cell office:value-type="float" office:value="11855.32400000001" table:style-name="ce31">
            <text:p>11,855</text:p>
          </table:table-cell>
          <table:table-cell table:style-name="ce29"/>
          <table:table-cell table:number-columns-repeated="16371" table:style-name="ce33"/>
        </table:table-row>
        <table:table-row table:style-name="ro4">
          <table:table-cell office:value-type="string" table:style-name="ce35">
            <text:p>Containers between 20' and 40'</text:p>
          </table:table-cell>
          <table:table-cell office:value-type="float" office:value="20213.68199999999" table:style-name="ce27">
            <text:p>20,214</text:p>
          </table:table-cell>
          <table:table-cell office:value-type="float" office:value="19799.956000000002" table:style-name="ce27">
            <text:p>19,800</text:p>
          </table:table-cell>
          <table:table-cell office:value-type="float" office:value="16476.283000000003" table:style-name="ce27">
            <text:p>16,476</text:p>
          </table:table-cell>
          <table:table-cell office:value-type="float" office:value="18943.253000000008" table:style-name="ce27">
            <text:p>18,943</text:p>
          </table:table-cell>
          <table:table-cell office:value-type="float" office:value="18815.235999999997" table:style-name="ce27">
            <text:p>18,815</text:p>
          </table:table-cell>
          <table:table-cell office:value-type="float" office:value="17497.883999999991" table:style-name="ce27">
            <text:p>17,498</text:p>
          </table:table-cell>
          <table:table-cell office:value-type="float" office:value="19148.557000000004" table:style-name="ce27">
            <text:p>19,149</text:p>
          </table:table-cell>
          <table:table-cell office:value-type="float" office:value="20146.734999999997" table:style-name="ce27">
            <text:p>20,147</text:p>
          </table:table-cell>
          <table:table-cell office:value-type="float" office:value="21434.601999999995" table:style-name="ce27">
            <text:p>21,435</text:p>
          </table:table-cell>
          <table:table-cell office:value-type="float" office:value="22820.478999999992" table:style-name="ce27">
            <text:p>22,820</text:p>
          </table:table-cell>
          <table:table-cell office:value-type="float" office:value="22215.330000000009" table:style-name="ce27">
            <text:p>22,215</text:p>
          </table:table-cell>
          <table:table-cell table:style-name="ce29"/>
          <table:table-cell table:number-columns-repeated="16371" table:style-name="ce19"/>
        </table:table-row>
        <table:table-row table:style-name="ro5">
          <table:table-cell office:value-type="string" table:style-name="ce35">
            <text:p>40' containers</text:p>
          </table:table-cell>
          <table:table-cell office:value-type="float" office:value="1766.906999999997" table:style-name="ce27">
            <text:p>1,767</text:p>
          </table:table-cell>
          <table:table-cell office:value-type="float" office:value="289.48899999999986" table:style-name="ce27">
            <text:p>289</text:p>
          </table:table-cell>
          <table:table-cell office:value-type="float" office:value="382.99699999999962" table:style-name="ce27">
            <text:p>383</text:p>
          </table:table-cell>
          <table:table-cell office:value-type="float" office:value="625.85199999999998" table:style-name="ce27">
            <text:p>626</text:p>
          </table:table-cell>
          <table:table-cell office:value-type="float" office:value="791.21600000000001" table:style-name="ce27">
            <text:p>791</text:p>
          </table:table-cell>
          <table:table-cell office:value-type="float" office:value="1003.7670000000002" table:style-name="ce27">
            <text:p>1,004</text:p>
          </table:table-cell>
          <table:table-cell office:value-type="float" office:value="810.22299999999996" table:style-name="ce27">
            <text:p>810</text:p>
          </table:table-cell>
          <table:table-cell office:value-type="float" office:value="590.66600000000051" table:style-name="ce27">
            <text:p>591</text:p>
          </table:table-cell>
          <table:table-cell office:value-type="float" office:value="1076.4510000000014" table:style-name="ce27">
            <text:p>1,076</text:p>
          </table:table-cell>
          <table:table-cell office:value-type="float" office:value="525.04800000000034" table:style-name="ce27">
            <text:p>525</text:p>
          </table:table-cell>
          <table:table-cell office:value-type="float" office:value="813.28199999999947" table:style-name="ce27">
            <text:p>813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Containers over 40'</text:p>
          </table:table-cell>
          <table:table-cell office:value-type="float" office:value="2842.7950000000033" table:style-name="ce27">
            <text:p>2,843</text:p>
          </table:table-cell>
          <table:table-cell office:value-type="float" office:value="3236.0980000000009" table:style-name="ce27">
            <text:p>3,236</text:p>
          </table:table-cell>
          <table:table-cell office:value-type="float" office:value="2471.9609999999998" table:style-name="ce27">
            <text:p>2,472</text:p>
          </table:table-cell>
          <table:table-cell office:value-type="float" office:value="2384.4310000000005" table:style-name="ce27">
            <text:p>2,384</text:p>
          </table:table-cell>
          <table:table-cell office:value-type="float" office:value="2563.7020000000025" table:style-name="ce27">
            <text:p>2,564</text:p>
          </table:table-cell>
          <table:table-cell office:value-type="float" office:value="2388.2519999999986" table:style-name="ce27">
            <text:p>2,388</text:p>
          </table:table-cell>
          <table:table-cell office:value-type="float" office:value="3084.6640000000007" table:style-name="ce27">
            <text:p>3,085</text:p>
          </table:table-cell>
          <table:table-cell office:value-type="float" office:value="4661.0170000000044" table:style-name="ce27">
            <text:p>4,661</text:p>
          </table:table-cell>
          <table:table-cell office:value-type="float" office:value="3864.5389999999961" table:style-name="ce27">
            <text:p>3,865</text:p>
          </table:table-cell>
          <table:table-cell office:value-type="float" office:value="4265.8490000000038" table:style-name="ce27">
            <text:p>4,266</text:p>
          </table:table-cell>
          <table:table-cell office:value-type="float" office:value="4364.2779999999948" table:style-name="ce27">
            <text:p>4,364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6">
            <text:p>All container traffic</text:p>
          </table:table-cell>
          <table:table-cell office:value-type="float" office:value="36523.517" table:style-name="ce31">
            <text:p>36,524</text:p>
          </table:table-cell>
          <table:table-cell office:value-type="float" office:value="35581.837" table:style-name="ce31">
            <text:p>35,582</text:p>
          </table:table-cell>
          <table:table-cell office:value-type="float" office:value="29221.324000000001" table:style-name="ce31">
            <text:p>29,221</text:p>
          </table:table-cell>
          <table:table-cell office:value-type="float" office:value="33074.942000000003" table:style-name="ce31">
            <text:p>33,075</text:p>
          </table:table-cell>
          <table:table-cell office:value-type="float" office:value="33738.9" table:style-name="ce31">
            <text:p>33,739</text:p>
          </table:table-cell>
          <table:table-cell office:value-type="float" office:value="31541.893" table:style-name="ce31">
            <text:p>31,542</text:p>
          </table:table-cell>
          <table:table-cell office:value-type="float" office:value="34146.067999999999" table:style-name="ce31">
            <text:p>34,146</text:p>
          </table:table-cell>
          <table:table-cell office:value-type="float" office:value="37507.525000000001" table:style-name="ce31">
            <text:p>37,508</text:p>
          </table:table-cell>
          <table:table-cell office:value-type="float" office:value="38704.991999999998" table:style-name="ce31">
            <text:p>38,705</text:p>
          </table:table-cell>
          <table:table-cell office:value-type="float" office:value="39641.635000000002" table:style-name="ce31">
            <text:p>39,642</text:p>
          </table:table-cell>
          <table:table-cell office:value-type="float" office:value="39248.214" table:style-name="ce31">
            <text:p>39,248</text:p>
          </table:table-cell>
          <table:table-cell table:style-name="ce42"/>
          <table:table-cell table:number-columns-repeated="16371" table:style-name="ce33"/>
        </table:table-row>
        <table:table-row table:style-name="ro4">
          <table:table-cell table:style-name="ce28"/>
          <table:table-cell table:number-columns-repeated="11" table:style-name="ce27"/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0">
            <text:p>Roll-on/roll-off traffic</text:p>
          </table:table-cell>
          <table:table-cell table:number-columns-repeated="11" table:style-name="ce27"/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7">
            <text:p>Road goods vehicles and trailers<text:s/></text:p>
          </table:table-cell>
          <table:table-cell office:value-type="float" office:value="27317.061000000002" table:style-name="ce31">
            <text:p>27,317</text:p>
          </table:table-cell>
          <table:table-cell office:value-type="float" office:value="27336.008999999998" table:style-name="ce31">
            <text:p>27,336</text:p>
          </table:table-cell>
          <table:table-cell office:value-type="float" office:value="25626.027999999998" table:style-name="ce31">
            <text:p>25,626</text:p>
          </table:table-cell>
          <table:table-cell office:value-type="float" office:value="24200.794999999998" table:style-name="ce31">
            <text:p>24,201</text:p>
          </table:table-cell>
          <table:table-cell office:value-type="float" office:value="23872.536" table:style-name="ce31">
            <text:p>23,873</text:p>
          </table:table-cell>
          <table:table-cell office:value-type="float" office:value="23129.308000000001" table:style-name="ce31">
            <text:p>23,129</text:p>
          </table:table-cell>
          <table:table-cell office:value-type="float" office:value="23719.332999999999" table:style-name="ce31">
            <text:p>23,719</text:p>
          </table:table-cell>
          <table:table-cell office:value-type="float" office:value="25129.975999999999" table:style-name="ce31">
            <text:p>25,130</text:p>
          </table:table-cell>
          <table:table-cell office:value-type="float" office:value="26540.793000000001" table:style-name="ce31">
            <text:p>26,541</text:p>
          </table:table-cell>
          <table:table-cell office:value-type="float" office:value="26805.511999999999" table:style-name="ce31">
            <text:p>26,806</text:p>
          </table:table-cell>
          <table:table-cell office:value-type="float" office:value="26174.063999999998" table:style-name="ce31">
            <text:p>26,174</text:p>
          </table:table-cell>
          <table:table-cell table:style-name="ce29"/>
          <table:table-cell table:number-columns-repeated="16371" table:style-name="ce33"/>
        </table:table-row>
        <table:table-row table:style-name="ro4">
          <table:table-cell office:value-type="string" table:style-name="ce38">
            <text:p>Unaccompanied road goods trailers</text:p>
          </table:table-cell>
          <table:table-cell office:value-type="float" office:value="21188.5" table:style-name="ce27">
            <text:p>21,189</text:p>
          </table:table-cell>
          <table:table-cell office:value-type="float" office:value="19855.995999999999" table:style-name="ce27">
            <text:p>19,856</text:p>
          </table:table-cell>
          <table:table-cell office:value-type="float" office:value="18887.433000000001" table:style-name="ce27">
            <text:p>18,887</text:p>
          </table:table-cell>
          <table:table-cell office:value-type="float" office:value="20177.124" table:style-name="ce27">
            <text:p>20,177</text:p>
          </table:table-cell>
          <table:table-cell office:value-type="float" office:value="21419.927" table:style-name="ce27">
            <text:p>21,420</text:p>
          </table:table-cell>
          <table:table-cell office:value-type="float" office:value="20621.850999999999" table:style-name="ce27">
            <text:p>20,622</text:p>
          </table:table-cell>
          <table:table-cell office:value-type="float" office:value="20461.832999999999" table:style-name="ce27">
            <text:p>20,462</text:p>
          </table:table-cell>
          <table:table-cell office:value-type="float" office:value="21879.954000000002" table:style-name="ce27">
            <text:p>21,880</text:p>
          </table:table-cell>
          <table:table-cell office:value-type="float" office:value="23306.388999999999" table:style-name="ce27">
            <text:p>23,306</text:p>
          </table:table-cell>
          <table:table-cell office:value-type="float" office:value="23812.094000000001" table:style-name="ce27">
            <text:p>23,812</text:p>
          </table:table-cell>
          <table:table-cell office:value-type="float" office:value="24607.464" table:style-name="ce27">
            <text:p>24,607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Passenger-carrying vehicles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Import/Export motor vehicles</text:p>
          </table:table-cell>
          <table:table-cell office:value-type="float" office:value="3377.2660000000001" table:style-name="ce27">
            <text:p>3,377</text:p>
          </table:table-cell>
          <table:table-cell office:value-type="float" office:value="2965.922" table:style-name="ce27">
            <text:p>2,966</text:p>
          </table:table-cell>
          <table:table-cell office:value-type="float" office:value="2400.9259999999999" table:style-name="ce27">
            <text:p>2,401</text:p>
          </table:table-cell>
          <table:table-cell office:value-type="float" office:value="2678.4290000000001" table:style-name="ce27">
            <text:p>2,678</text:p>
          </table:table-cell>
          <table:table-cell office:value-type="float" office:value="2816.6060000000002" table:style-name="ce27">
            <text:p>2,817</text:p>
          </table:table-cell>
          <table:table-cell office:value-type="float" office:value="2949.931" table:style-name="ce27">
            <text:p>2,950</text:p>
          </table:table-cell>
          <table:table-cell office:value-type="float" office:value="3547.5050000000001" table:style-name="ce27">
            <text:p>3,548</text:p>
          </table:table-cell>
          <table:table-cell office:value-type="float" office:value="4097.9250000000002" table:style-name="ce27">
            <text:p>4,098</text:p>
          </table:table-cell>
          <table:table-cell office:value-type="float" office:value="4205.5110000000004" table:style-name="ce27">
            <text:p>4,206</text:p>
          </table:table-cell>
          <table:table-cell office:value-type="float" office:value="3962.31" table:style-name="ce27">
            <text:p>3,962</text:p>
          </table:table-cell>
          <table:table-cell office:value-type="float" office:value="3822.2570000000001" table:style-name="ce27">
            <text:p>3,822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Rail wagons, shipborne trailers, barges</text:p>
          </table:table-cell>
          <table:table-cell office:value-type="float" office:value="7947.2259999999997" table:style-name="ce27">
            <text:p>7,947</text:p>
          </table:table-cell>
          <table:table-cell office:value-type="float" office:value="7473.6559999999999" table:style-name="ce27">
            <text:p>7,474</text:p>
          </table:table-cell>
          <table:table-cell office:value-type="float" office:value="7809.0630000000001" table:style-name="ce27">
            <text:p>7,809</text:p>
          </table:table-cell>
          <table:table-cell office:value-type="float" office:value="8617.0619999999999" table:style-name="ce27">
            <text:p>8,617</text:p>
          </table:table-cell>
          <table:table-cell office:value-type="float" office:value="8765.7350000000006" table:style-name="ce27">
            <text:p>8,766</text:p>
          </table:table-cell>
          <table:table-cell office:value-type="float" office:value="8203.4069999999992" table:style-name="ce27">
            <text:p>8,203</text:p>
          </table:table-cell>
          <table:table-cell office:value-type="float" office:value="7451.7510000000002" table:style-name="ce27">
            <text:p>7,452</text:p>
          </table:table-cell>
          <table:table-cell office:value-type="float" office:value="7089.0320000000002" table:style-name="ce27">
            <text:p>7,089</text:p>
          </table:table-cell>
          <table:table-cell office:value-type="float" office:value="7261.0339999999997" table:style-name="ce27">
            <text:p>7,261</text:p>
          </table:table-cell>
          <table:table-cell office:value-type="float" office:value="7182.0339999999997" table:style-name="ce27">
            <text:p>7,182</text:p>
          </table:table-cell>
          <table:table-cell office:value-type="float" office:value="7256.2039999999997" table:style-name="ce27">
            <text:p>7,256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Unaccompanied caravans, agri. &amp; industrial vehicles</text:p>
          </table:table-cell>
          <table:table-cell office:value-type="float" office:value="799.82399999999996" table:style-name="ce27">
            <text:p>800</text:p>
          </table:table-cell>
          <table:table-cell office:value-type="float" office:value="714.32" table:style-name="ce27">
            <text:p>714</text:p>
          </table:table-cell>
          <table:table-cell office:value-type="float" office:value="565.09699999999998" table:style-name="ce27">
            <text:p>565</text:p>
          </table:table-cell>
          <table:table-cell office:value-type="float" office:value="536.10599999999999" table:style-name="ce27">
            <text:p>536</text:p>
          </table:table-cell>
          <table:table-cell office:value-type="float" office:value="191.89400000000001" table:style-name="ce27">
            <text:p>192</text:p>
          </table:table-cell>
          <table:table-cell office:value-type="float" office:value="164.35300000000001" table:style-name="ce27">
            <text:p>164</text:p>
          </table:table-cell>
          <table:table-cell office:value-type="float" office:value="341.70100000000002" table:style-name="ce27">
            <text:p>342</text:p>
          </table:table-cell>
          <table:table-cell office:value-type="float" office:value="163.495" table:style-name="ce27">
            <text:p>163</text:p>
          </table:table-cell>
          <table:table-cell office:value-type="float" office:value="71.123000000000005" table:style-name="ce27">
            <text:p>71</text:p>
          </table:table-cell>
          <table:table-cell office:value-type="float" office:value="82.614999999999995" table:style-name="ce27">
            <text:p>83</text:p>
          </table:table-cell>
          <table:table-cell office:value-type="float" office:value="70.311999999999998" table:style-name="ce27">
            <text:p>70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Live animals on the hoof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Other ro-ro traffic</text:p>
          </table:table-cell>
          <table:table-cell office:value-type="float" office:value="252.536" table:style-name="ce27">
            <text:p>253</text:p>
          </table:table-cell>
          <table:table-cell office:value-type="float" office:value="216.512" table:style-name="ce27">
            <text:p>217</text:p>
          </table:table-cell>
          <table:table-cell office:value-type="float" office:value="207.607" table:style-name="ce27">
            <text:p>208</text:p>
          </table:table-cell>
          <table:table-cell office:value-type="float" office:value="239.07599999999999" table:style-name="ce27">
            <text:p>239</text:p>
          </table:table-cell>
          <table:table-cell office:value-type="float" office:value="4.07" table:style-name="ce27">
            <text:p>4</text:p>
          </table:table-cell>
          <table:table-cell office:value-type="float" office:value="0.19400000000000001" table:style-name="ce27">
            <text:p>~</text:p>
          </table:table-cell>
          <table:table-cell office:value-type="float" office:value="0.85899999999999999" table:style-name="ce27">
            <text:p>1</text:p>
          </table:table-cell>
          <table:table-cell office:value-type="float" office:value="4.1980000000000004" table:style-name="ce27">
            <text:p>4</text:p>
          </table:table-cell>
          <table:table-cell office:value-type="float" office:value="1.7999999999999999E-2" table:style-name="ce27">
            <text:p>~</text:p>
          </table:table-cell>
          <table:table-cell office:value-type="float" office:value="0" table:style-name="ce27">
            <text:p>0</text:p>
          </table:table-cell>
          <table:table-cell office:value-type="float" office:value="0.378" table:style-name="ce27">
            <text:p>~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9">
            <text:p>All roll-on/roll-off traffic</text:p>
          </table:table-cell>
          <table:table-cell office:value-type="float" office:value="60885.413" table:style-name="ce27">
            <text:p>60,885</text:p>
          </table:table-cell>
          <table:table-cell office:value-type="float" office:value="58562.415000000001" table:style-name="ce27">
            <text:p>58,562</text:p>
          </table:table-cell>
          <table:table-cell office:value-type="float" office:value="55496.154000000002" table:style-name="ce27">
            <text:p>55,496</text:p>
          </table:table-cell>
          <table:table-cell office:value-type="float" office:value="56448.591999999997" table:style-name="ce27">
            <text:p>56,449</text:p>
          </table:table-cell>
          <table:table-cell office:value-type="float" office:value="57070.767999999996" table:style-name="ce27">
            <text:p>57,071</text:p>
          </table:table-cell>
          <table:table-cell office:value-type="float" office:value="55069.044000000002" table:style-name="ce27">
            <text:p>55,069</text:p>
          </table:table-cell>
          <table:table-cell office:value-type="float" office:value="55522.982000000004" table:style-name="ce27">
            <text:p>55,523</text:p>
          </table:table-cell>
          <table:table-cell office:value-type="float" office:value="58364.58" table:style-name="ce27">
            <text:p>58,365</text:p>
          </table:table-cell>
          <table:table-cell office:value-type="float" office:value="61384.868000000002" table:style-name="ce27">
            <text:p>61,385</text:p>
          </table:table-cell>
          <table:table-cell office:value-type="float" office:value="61844.565000000002" table:style-name="ce27">
            <text:p>61,845</text:p>
          </table:table-cell>
          <table:table-cell office:value-type="float" office:value="61930.678999999996" table:style-name="ce27">
            <text:p>61,931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table:style-name="ce34"/>
          <table:table-cell table:number-columns-repeated="11" table:style-name="ce27"/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26">
            <text:p>Other general cargo</text:p>
          </table:table-cell>
          <table:table-cell table:number-columns-repeated="11" table:style-name="ce27"/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28">
            <text:p><text:s text:c="4"/>Forestry products</text:p>
          </table:table-cell>
          <table:table-cell office:value-type="float" office:value="8433.8009999999995" table:style-name="ce31">
            <text:p>8,434</text:p>
          </table:table-cell>
          <table:table-cell office:value-type="float" office:value="6117.3220000000001" table:style-name="ce31">
            <text:p>6,117</text:p>
          </table:table-cell>
          <table:table-cell office:value-type="float" office:value="5129.1809999999996" table:style-name="ce31">
            <text:p>5,129</text:p>
          </table:table-cell>
          <table:table-cell office:value-type="float" office:value="5342.3230000000003" table:style-name="ce31">
            <text:p>5,342</text:p>
          </table:table-cell>
          <table:table-cell office:value-type="float" office:value="5447.5969999999998" table:style-name="ce31">
            <text:p>5,448</text:p>
          </table:table-cell>
          <table:table-cell office:value-type="float" office:value="4497.1260000000002" table:style-name="ce31">
            <text:p>4,497</text:p>
          </table:table-cell>
          <table:table-cell office:value-type="float" office:value="6614.759" table:style-name="ce31">
            <text:p>6,615</text:p>
          </table:table-cell>
          <table:table-cell office:value-type="float" office:value="5583.2250000000004" table:style-name="ce31">
            <text:p>5,583</text:p>
          </table:table-cell>
          <table:table-cell office:value-type="float" office:value="5613.8050000000003" table:style-name="ce31">
            <text:p>5,614</text:p>
          </table:table-cell>
          <table:table-cell office:value-type="float" office:value="5071.6779999999999" table:style-name="ce31">
            <text:p>5,072</text:p>
          </table:table-cell>
          <table:table-cell office:value-type="float" office:value="5037.0119999999997" table:style-name="ce31">
            <text:p>5,037</text:p>
          </table:table-cell>
          <table:table-cell table:style-name="ce29"/>
          <table:table-cell table:number-columns-repeated="16371" table:style-name="ce33"/>
        </table:table-row>
        <table:table-row table:style-name="ro4">
          <table:table-cell office:value-type="string" table:style-name="ce28">
            <text:p><text:s text:c="4"/>Iron and steel products</text:p>
          </table:table-cell>
          <table:table-cell office:value-type="float" office:value="6686.7439999999997" table:style-name="ce27">
            <text:p>6,687</text:p>
          </table:table-cell>
          <table:table-cell office:value-type="float" office:value="5844.77" table:style-name="ce27">
            <text:p>5,845</text:p>
          </table:table-cell>
          <table:table-cell office:value-type="float" office:value="2900.759" table:style-name="ce27">
            <text:p>2,901</text:p>
          </table:table-cell>
          <table:table-cell office:value-type="float" office:value="4258.6620000000003" table:style-name="ce27">
            <text:p>4,259</text:p>
          </table:table-cell>
          <table:table-cell office:value-type="float" office:value="5064.0969999999998" table:style-name="ce27">
            <text:p>5,064</text:p>
          </table:table-cell>
          <table:table-cell office:value-type="float" office:value="4912.8879999999999" table:style-name="ce27">
            <text:p>4,913</text:p>
          </table:table-cell>
          <table:table-cell office:value-type="float" office:value="4427.0249999999996" table:style-name="ce27">
            <text:p>4,427</text:p>
          </table:table-cell>
          <table:table-cell office:value-type="float" office:value="5200.6019999999999" table:style-name="ce27">
            <text:p>5,201</text:p>
          </table:table-cell>
          <table:table-cell office:value-type="float" office:value="4983.3729999999996" table:style-name="ce27">
            <text:p>4,983</text:p>
          </table:table-cell>
          <table:table-cell office:value-type="float" office:value="5326.2039999999997" table:style-name="ce27">
            <text:p>5,326</text:p>
          </table:table-cell>
          <table:table-cell office:value-type="float" office:value="5685.4189999999999" table:style-name="ce27">
            <text:p>5,685</text:p>
          </table:table-cell>
          <table:table-cell table:style-name="ce29"/>
          <table:table-cell table:number-columns-repeated="16371" table:style-name="ce19"/>
        </table:table-row>
        <table:table-row table:style-name="ro5">
          <table:table-cell office:value-type="string" table:style-name="ce28">
            <text:p><text:s text:c="4"/>General cargo &amp; containers &lt;20'</text:p>
          </table:table-cell>
          <table:table-cell office:value-type="float" office:value="3397.232" table:style-name="ce27">
            <text:p>3,397</text:p>
          </table:table-cell>
          <table:table-cell office:value-type="float" office:value="3259.241" table:style-name="ce27">
            <text:p>3,259</text:p>
          </table:table-cell>
          <table:table-cell office:value-type="float" office:value="2957.1959999999999" table:style-name="ce27">
            <text:p>2,957</text:p>
          </table:table-cell>
          <table:table-cell office:value-type="float" office:value="3033.3719999999998" table:style-name="ce27">
            <text:p>3,033</text:p>
          </table:table-cell>
          <table:table-cell office:value-type="float" office:value="3085.4389999999999" table:style-name="ce27">
            <text:p>3,085</text:p>
          </table:table-cell>
          <table:table-cell office:value-type="float" office:value="3151.4560000000001" table:style-name="ce27">
            <text:p>3,151</text:p>
          </table:table-cell>
          <table:table-cell office:value-type="float" office:value="2988.1080000000002" table:style-name="ce27">
            <text:p>2,988</text:p>
          </table:table-cell>
          <table:table-cell office:value-type="float" office:value="2954.8519999999999" table:style-name="ce27">
            <text:p>2,955</text:p>
          </table:table-cell>
          <table:table-cell office:value-type="float" office:value="3299.9290000000001" table:style-name="ce27">
            <text:p>3,300</text:p>
          </table:table-cell>
          <table:table-cell office:value-type="float" office:value="3163.2779999999998" table:style-name="ce27">
            <text:p>3,163</text:p>
          </table:table-cell>
          <table:table-cell office:value-type="float" office:value="3519.2640000000001" table:style-name="ce27">
            <text:p>3,519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0">
            <text:p><text:s text:c="4"/>All other general cargo traffic</text:p>
          </table:table-cell>
          <table:table-cell office:value-type="float" office:value="18517.776999999998" table:style-name="ce27">
            <text:p>18,518</text:p>
          </table:table-cell>
          <table:table-cell office:value-type="float" office:value="15221.333000000001" table:style-name="ce27">
            <text:p>15,221</text:p>
          </table:table-cell>
          <table:table-cell office:value-type="float" office:value="10987.136" table:style-name="ce27">
            <text:p>10,987</text:p>
          </table:table-cell>
          <table:table-cell office:value-type="float" office:value="12634.357" table:style-name="ce27">
            <text:p>12,634</text:p>
          </table:table-cell>
          <table:table-cell office:value-type="float" office:value="13597.133" table:style-name="ce27">
            <text:p>13,597</text:p>
          </table:table-cell>
          <table:table-cell office:value-type="float" office:value="12561.47" table:style-name="ce27">
            <text:p>12,561</text:p>
          </table:table-cell>
          <table:table-cell office:value-type="float" office:value="14029.892" table:style-name="ce27">
            <text:p>14,030</text:p>
          </table:table-cell>
          <table:table-cell office:value-type="float" office:value="13738.679" table:style-name="ce27">
            <text:p>13,739</text:p>
          </table:table-cell>
          <table:table-cell office:value-type="float" office:value="13897.107" table:style-name="ce27">
            <text:p>13,897</text:p>
          </table:table-cell>
          <table:table-cell office:value-type="float" office:value="13561.16" table:style-name="ce27">
            <text:p>13,561</text:p>
          </table:table-cell>
          <table:table-cell office:value-type="float" office:value="14241.695" table:style-name="ce27">
            <text:p>14,242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table:style-name="ce30"/>
          <table:table-cell table:number-columns-repeated="11" table:style-name="ce27"/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40">
            <text:p>All traffic</text:p>
          </table:table-cell>
          <table:table-cell office:value-type="float" office:value="348236.99199999997" table:style-name="ce41">
            <text:p>348,237</text:p>
          </table:table-cell>
          <table:table-cell office:value-type="float" office:value="337661.99599999998" table:style-name="ce41">
            <text:p>337,662</text:p>
          </table:table-cell>
          <table:table-cell office:value-type="float" office:value="296551.46899999998" table:style-name="ce41">
            <text:p>296,551</text:p>
          </table:table-cell>
          <table:table-cell office:value-type="float" office:value="304418.446" table:style-name="ce41">
            <text:p>304,418</text:p>
          </table:table-cell>
          <table:table-cell office:value-type="float" office:value="319701.50300000003" table:style-name="ce41">
            <text:p>319,702</text:p>
          </table:table-cell>
          <table:table-cell office:value-type="float" office:value="312065.99300000002" table:style-name="ce41">
            <text:p>312,066</text:p>
          </table:table-cell>
          <table:table-cell office:value-type="float" office:value="318235.68900000001" table:style-name="ce41">
            <text:p>318,236</text:p>
          </table:table-cell>
          <table:table-cell office:value-type="float" office:value="318063.435" table:style-name="ce41">
            <text:p>318,063</text:p>
          </table:table-cell>
          <table:table-cell office:value-type="float" office:value="306925.24300000002" table:style-name="ce41">
            <text:p>306,925</text:p>
          </table:table-cell>
          <table:table-cell office:value-type="float" office:value="295314.38500000001" table:style-name="ce41">
            <text:p>295,314</text:p>
          </table:table-cell>
          <table:table-cell office:value-type="float" office:value="293037.97100000002" table:style-name="ce41">
            <text:p>293,038</text:p>
          </table:table-cell>
          <table:table-cell table:style-name="ce42"/>
          <table:table-cell table:number-columns-repeated="16371" table:style-name="ce33"/>
        </table:table-row>
        <table:table-row table:style-name="ro4">
          <table:table-cell table:style-name="ce37"/>
          <table:table-cell table:number-columns-repeated="11" table:style-name="ce27"/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24">
            <text:p>(c<text:span text:style-name="T4">.</text:span><text:span text:style-name="T3">) Outward traffic</text:span></text:p>
          </table:table-cell>
          <table:table-cell table:number-columns-repeated="11" table:style-name="ce31"/>
          <table:table-cell table:style-name="ce42"/>
          <table:table-cell table:number-columns-repeated="16371" table:style-name="ce33"/>
        </table:table-row>
        <table:table-row table:style-name="ro4">
          <table:table-cell office:value-type="string" table:style-name="ce26">
            <text:p>Liquid bulk</text:p>
          </table:table-cell>
          <table:table-cell table:number-columns-repeated="11" table:style-name="ce27"/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28">
            <text:p><text:s text:c="4"/>Liquefied gas</text:p>
          </table:table-cell>
          <table:table-cell office:value-type="float" office:value="4982.2039999999997" table:style-name="ce43">
            <text:p>4982</text:p>
          </table:table-cell>
          <table:table-cell office:value-type="float" office:value="5151.6419999999998" table:style-name="ce43">
            <text:p>5152</text:p>
          </table:table-cell>
          <table:table-cell office:value-type="float" office:value="3716.7350000000001" table:style-name="ce43">
            <text:p>3717</text:p>
          </table:table-cell>
          <table:table-cell office:value-type="float" office:value="4770.8280000000004" table:style-name="ce43">
            <text:p>4771</text:p>
          </table:table-cell>
          <table:table-cell office:value-type="float" office:value="3438.8249999999998" table:style-name="ce43">
            <text:p>3439</text:p>
          </table:table-cell>
          <table:table-cell office:value-type="float" office:value="4084.2429999999999" table:style-name="ce43">
            <text:p>4084</text:p>
          </table:table-cell>
          <table:table-cell office:value-type="float" office:value="3183.4380000000001" table:style-name="ce43">
            <text:p>3183</text:p>
          </table:table-cell>
          <table:table-cell office:value-type="float" office:value="3056.73" table:style-name="ce43">
            <text:p>3057</text:p>
          </table:table-cell>
          <table:table-cell office:value-type="float" office:value="3424.6019999999999" table:style-name="ce43">
            <text:p>3425</text:p>
          </table:table-cell>
          <table:table-cell office:value-type="float" office:value="3632.587" table:style-name="ce43">
            <text:p>3633</text:p>
          </table:table-cell>
          <table:table-cell office:value-type="float" office:value="4003.9409999999998" table:style-name="ce43">
            <text:p>4004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28">
            <text:p><text:s text:c="4"/>Crude oil</text:p>
          </table:table-cell>
          <table:table-cell office:value-type="float" office:value="65747.807000000001" table:style-name="ce43">
            <text:p>65748</text:p>
          </table:table-cell>
          <table:table-cell office:value-type="float" office:value="60314.544999999998" table:style-name="ce43">
            <text:p>60315</text:p>
          </table:table-cell>
          <table:table-cell office:value-type="float" office:value="57713.101999999999" table:style-name="ce43">
            <text:p>57713</text:p>
          </table:table-cell>
          <table:table-cell office:value-type="float" office:value="53521.273999999998" table:style-name="ce43">
            <text:p>53521</text:p>
          </table:table-cell>
          <table:table-cell office:value-type="float" office:value="46443.385999999999" table:style-name="ce43">
            <text:p>46443</text:p>
          </table:table-cell>
          <table:table-cell office:value-type="float" office:value="39220.364999999998" table:style-name="ce43">
            <text:p>39220</text:p>
          </table:table-cell>
          <table:table-cell office:value-type="float" office:value="36415.383000000002" table:style-name="ce43">
            <text:p>36415</text:p>
          </table:table-cell>
          <table:table-cell office:value-type="float" office:value="36873.430999999997" table:style-name="ce43">
            <text:p>36873</text:p>
          </table:table-cell>
          <table:table-cell office:value-type="float" office:value="39442.892" table:style-name="ce43">
            <text:p>39443</text:p>
          </table:table-cell>
          <table:table-cell office:value-type="float" office:value="38237.809000000001" table:style-name="ce43">
            <text:p>38238</text:p>
          </table:table-cell>
          <table:table-cell office:value-type="float" office:value="37712.972000000002" table:style-name="ce43">
            <text:p>37713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28">
            <text:p><text:s text:c="4"/>Oil products<text:s/></text:p>
          </table:table-cell>
          <table:table-cell office:value-type="float" office:value="42958.112000000001" table:style-name="ce27">
            <text:p>42,958</text:p>
          </table:table-cell>
          <table:table-cell office:value-type="float" office:value="42579.981" table:style-name="ce27">
            <text:p>42,580</text:p>
          </table:table-cell>
          <table:table-cell office:value-type="float" office:value="38225.633999999998" table:style-name="ce27">
            <text:p>38,226</text:p>
          </table:table-cell>
          <table:table-cell office:value-type="float" office:value="37582.752999999997" table:style-name="ce27">
            <text:p>37,583</text:p>
          </table:table-cell>
          <table:table-cell office:value-type="float" office:value="38707.029000000002" table:style-name="ce27">
            <text:p>38,707</text:p>
          </table:table-cell>
          <table:table-cell office:value-type="float" office:value="37360.014000000003" table:style-name="ce27">
            <text:p>37,360</text:p>
          </table:table-cell>
          <table:table-cell office:value-type="float" office:value="39211.900999999998" table:style-name="ce27">
            <text:p>39,212</text:p>
          </table:table-cell>
          <table:table-cell office:value-type="float" office:value="32781.758000000002" table:style-name="ce27">
            <text:p>32,782</text:p>
          </table:table-cell>
          <table:table-cell office:value-type="float" office:value="34774.955999999998" table:style-name="ce27">
            <text:p>34,775</text:p>
          </table:table-cell>
          <table:table-cell office:value-type="float" office:value="32062.473000000002" table:style-name="ce27">
            <text:p>32,062</text:p>
          </table:table-cell>
          <table:table-cell office:value-type="float" office:value="34274.61" table:style-name="ce27">
            <text:p>34,275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28">
            <text:p><text:s text:c="4"/>Other liquid bulk products</text:p>
          </table:table-cell>
          <table:table-cell office:value-type="float" office:value="5808.0330000000004" table:style-name="ce27">
            <text:p>5,808</text:p>
          </table:table-cell>
          <table:table-cell office:value-type="float" office:value="5313.2470000000003" table:style-name="ce27">
            <text:p>5,313</text:p>
          </table:table-cell>
          <table:table-cell office:value-type="float" office:value="6225.6639999999998" table:style-name="ce27">
            <text:p>6,226</text:p>
          </table:table-cell>
          <table:table-cell office:value-type="float" office:value="5855.9409999999998" table:style-name="ce27">
            <text:p>5,856</text:p>
          </table:table-cell>
          <table:table-cell office:value-type="float" office:value="5635.3310000000001" table:style-name="ce27">
            <text:p>5,635</text:p>
          </table:table-cell>
          <table:table-cell office:value-type="float" office:value="5021.4750000000004" table:style-name="ce27">
            <text:p>5,021</text:p>
          </table:table-cell>
          <table:table-cell office:value-type="float" office:value="2999.2829999999999" table:style-name="ce27">
            <text:p>2,999</text:p>
          </table:table-cell>
          <table:table-cell office:value-type="float" office:value="4942.8069999999998" table:style-name="ce27">
            <text:p>4,943</text:p>
          </table:table-cell>
          <table:table-cell office:value-type="float" office:value="4569.4530000000004" table:style-name="ce27">
            <text:p>4,569</text:p>
          </table:table-cell>
          <table:table-cell office:value-type="float" office:value="5032.3010000000004" table:style-name="ce27">
            <text:p>5,032</text:p>
          </table:table-cell>
          <table:table-cell office:value-type="float" office:value="4932.4089999999997" table:style-name="ce27">
            <text:p>4,932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0">
            <text:p><text:s text:c="4"/>All liquid bulk traffic</text:p>
          </table:table-cell>
          <table:table-cell office:value-type="float" office:value="119496.156" table:style-name="ce31">
            <text:p>119,496</text:p>
          </table:table-cell>
          <table:table-cell office:value-type="float" office:value="113359.41499999999" table:style-name="ce31">
            <text:p>113,359</text:p>
          </table:table-cell>
          <table:table-cell office:value-type="float" office:value="105881.13499999999" table:style-name="ce31">
            <text:p>105,881</text:p>
          </table:table-cell>
          <table:table-cell office:value-type="float" office:value="101730.796" table:style-name="ce31">
            <text:p>101,731</text:p>
          </table:table-cell>
          <table:table-cell office:value-type="float" office:value="94224.570999999996" table:style-name="ce31">
            <text:p>94,225</text:p>
          </table:table-cell>
          <table:table-cell office:value-type="float" office:value="85686.096999999994" table:style-name="ce31">
            <text:p>85,686</text:p>
          </table:table-cell>
          <table:table-cell office:value-type="float" office:value="81810.005000000005" table:style-name="ce31">
            <text:p>81,810</text:p>
          </table:table-cell>
          <table:table-cell office:value-type="float" office:value="77654.725999999995" table:style-name="ce31">
            <text:p>77,655</text:p>
          </table:table-cell>
          <table:table-cell office:value-type="float" office:value="82211.903000000006" table:style-name="ce31">
            <text:p>82,212</text:p>
          </table:table-cell>
          <table:table-cell office:value-type="float" office:value="78965.17" table:style-name="ce31">
            <text:p>78,965</text:p>
          </table:table-cell>
          <table:table-cell office:value-type="float" office:value="80923.932000000001" table:style-name="ce31">
            <text:p>80,924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table:style-name="ce34"/>
          <table:table-cell table:number-columns-repeated="11" table:style-name="ce27"/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26">
            <text:p>Dry bulk</text:p>
          </table:table-cell>
          <table:table-cell table:number-columns-repeated="11" table:style-name="ce31"/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28">
            <text:p><text:s text:c="4"/>Ores</text:p>
          </table:table-cell>
          <table:table-cell office:value-type="float" office:value="702.46199999999999" table:style-name="ce27">
            <text:p>702</text:p>
          </table:table-cell>
          <table:table-cell office:value-type="float" office:value="1030.374" table:style-name="ce27">
            <text:p>1,030</text:p>
          </table:table-cell>
          <table:table-cell office:value-type="float" office:value="3595.14" table:style-name="ce27">
            <text:p>3,595</text:p>
          </table:table-cell>
          <table:table-cell office:value-type="float" office:value="5401.37" table:style-name="ce27">
            <text:p>5,401</text:p>
          </table:table-cell>
          <table:table-cell office:value-type="float" office:value="5175.5529999999999" table:style-name="ce27">
            <text:p>5,176</text:p>
          </table:table-cell>
          <table:table-cell office:value-type="float" office:value="5300.36" table:style-name="ce27">
            <text:p>5,300</text:p>
          </table:table-cell>
          <table:table-cell office:value-type="float" office:value="5556.4319999999998" table:style-name="ce27">
            <text:p>5,556</text:p>
          </table:table-cell>
          <table:table-cell office:value-type="float" office:value="4910.99" table:style-name="ce27">
            <text:p>4,911</text:p>
          </table:table-cell>
          <table:table-cell office:value-type="float" office:value="4788.6890000000003" table:style-name="ce27">
            <text:p>4,789</text:p>
          </table:table-cell>
          <table:table-cell office:value-type="float" office:value="5421.2460000000001" table:style-name="ce27">
            <text:p>5,421</text:p>
          </table:table-cell>
          <table:table-cell office:value-type="float" office:value="6314.0360000000001" table:style-name="ce27">
            <text:p>6,314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28">
            <text:p><text:s text:c="4"/>Coal</text:p>
          </table:table-cell>
          <table:table-cell office:value-type="float" office:value="2375.761" table:style-name="ce27">
            <text:p>2,376</text:p>
          </table:table-cell>
          <table:table-cell office:value-type="float" office:value="2768.049" table:style-name="ce27">
            <text:p>2,768</text:p>
          </table:table-cell>
          <table:table-cell office:value-type="float" office:value="2006.7850000000001" table:style-name="ce27">
            <text:p>2,007</text:p>
          </table:table-cell>
          <table:table-cell office:value-type="float" office:value="3167.2649999999999" table:style-name="ce27">
            <text:p>3,167</text:p>
          </table:table-cell>
          <table:table-cell office:value-type="float" office:value="2871.241" table:style-name="ce27">
            <text:p>2,871</text:p>
          </table:table-cell>
          <table:table-cell office:value-type="float" office:value="2743.9430000000002" table:style-name="ce27">
            <text:p>2,744</text:p>
          </table:table-cell>
          <table:table-cell office:value-type="float" office:value="2825.3679999999999" table:style-name="ce27">
            <text:p>2,825</text:p>
          </table:table-cell>
          <table:table-cell office:value-type="float" office:value="2693.3739999999998" table:style-name="ce27">
            <text:p>2,693</text:p>
          </table:table-cell>
          <table:table-cell office:value-type="float" office:value="1930.9359999999999" table:style-name="ce27">
            <text:p>1,931</text:p>
          </table:table-cell>
          <table:table-cell office:value-type="float" office:value="2030.376" table:style-name="ce27">
            <text:p>2,030</text:p>
          </table:table-cell>
          <table:table-cell office:value-type="float" office:value="1585.509" table:style-name="ce27">
            <text:p>1,586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28">
            <text:p><text:s text:c="4"/>Agricultural products</text:p>
          </table:table-cell>
          <table:table-cell office:value-type="float" office:value="3134.98" table:style-name="ce27">
            <text:p>3,135</text:p>
          </table:table-cell>
          <table:table-cell office:value-type="float" office:value="3950.299" table:style-name="ce27">
            <text:p>3,950</text:p>
          </table:table-cell>
          <table:table-cell office:value-type="float" office:value="4208.6350000000002" table:style-name="ce27">
            <text:p>4,209</text:p>
          </table:table-cell>
          <table:table-cell office:value-type="float" office:value="5556.8580000000002" table:style-name="ce27">
            <text:p>5,557</text:p>
          </table:table-cell>
          <table:table-cell office:value-type="float" office:value="4561.3180000000002" table:style-name="ce27">
            <text:p>4,561</text:p>
          </table:table-cell>
          <table:table-cell office:value-type="float" office:value="3565.2730000000001" table:style-name="ce27">
            <text:p>3,565</text:p>
          </table:table-cell>
          <table:table-cell office:value-type="float" office:value="2274.71" table:style-name="ce27">
            <text:p>2,275</text:p>
          </table:table-cell>
          <table:table-cell office:value-type="float" office:value="3368.0390000000002" table:style-name="ce27">
            <text:p>3,368</text:p>
          </table:table-cell>
          <table:table-cell office:value-type="float" office:value="4392.4040000000005" table:style-name="ce27">
            <text:p>4,392</text:p>
          </table:table-cell>
          <table:table-cell office:value-type="float" office:value="5542.3580000000002" table:style-name="ce27">
            <text:p>5,542</text:p>
          </table:table-cell>
          <table:table-cell office:value-type="float" office:value="2487.3240000000001" table:style-name="ce27">
            <text:p>2,487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28">
            <text:p><text:s text:c="4"/>Other dry bulk</text:p>
          </table:table-cell>
          <table:table-cell office:value-type="float" office:value="15955.882" table:style-name="ce27">
            <text:p>15,956</text:p>
          </table:table-cell>
          <table:table-cell office:value-type="float" office:value="14625.316999999999" table:style-name="ce27">
            <text:p>14,625</text:p>
          </table:table-cell>
          <table:table-cell office:value-type="float" office:value="10049.669" table:style-name="ce27">
            <text:p>10,050</text:p>
          </table:table-cell>
          <table:table-cell office:value-type="float" office:value="10899.367" table:style-name="ce27">
            <text:p>10,899</text:p>
          </table:table-cell>
          <table:table-cell office:value-type="float" office:value="11838.877" table:style-name="ce27">
            <text:p>11,839</text:p>
          </table:table-cell>
          <table:table-cell office:value-type="float" office:value="11549.42" table:style-name="ce27">
            <text:p>11,549</text:p>
          </table:table-cell>
          <table:table-cell office:value-type="float" office:value="11393.569" table:style-name="ce27">
            <text:p>11,394</text:p>
          </table:table-cell>
          <table:table-cell office:value-type="float" office:value="12701.867" table:style-name="ce27">
            <text:p>12,702</text:p>
          </table:table-cell>
          <table:table-cell office:value-type="float" office:value="12152.814" table:style-name="ce27">
            <text:p>12,153</text:p>
          </table:table-cell>
          <table:table-cell office:value-type="float" office:value="11385.226000000001" table:style-name="ce27">
            <text:p>11,385</text:p>
          </table:table-cell>
          <table:table-cell office:value-type="float" office:value="11914.503000000001" table:style-name="ce27">
            <text:p>11,915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0">
            <text:p><text:s text:c="4"/>All dry bulk traffic</text:p>
          </table:table-cell>
          <table:table-cell office:value-type="float" office:value="22169.084999999999" table:style-name="ce31">
            <text:p>22,169</text:p>
          </table:table-cell>
          <table:table-cell office:value-type="float" office:value="22374.039000000001" table:style-name="ce31">
            <text:p>22,374</text:p>
          </table:table-cell>
          <table:table-cell office:value-type="float" office:value="19860.228999999999" table:style-name="ce31">
            <text:p>19,860</text:p>
          </table:table-cell>
          <table:table-cell office:value-type="float" office:value="25024.86" table:style-name="ce31">
            <text:p>25,025</text:p>
          </table:table-cell>
          <table:table-cell office:value-type="float" office:value="24446.989000000001" table:style-name="ce31">
            <text:p>24,447</text:p>
          </table:table-cell>
          <table:table-cell office:value-type="float" office:value="23158.995999999999" table:style-name="ce31">
            <text:p>23,159</text:p>
          </table:table-cell>
          <table:table-cell office:value-type="float" office:value="22050.079000000002" table:style-name="ce31">
            <text:p>22,050</text:p>
          </table:table-cell>
          <table:table-cell office:value-type="float" office:value="23674.27" table:style-name="ce31">
            <text:p>23,674</text:p>
          </table:table-cell>
          <table:table-cell office:value-type="float" office:value="23264.843000000001" table:style-name="ce31">
            <text:p>23,265</text:p>
          </table:table-cell>
          <table:table-cell office:value-type="float" office:value="24379.205999999998" table:style-name="ce31">
            <text:p>24,379</text:p>
          </table:table-cell>
          <table:table-cell office:value-type="float" office:value="22301.371999999999" table:style-name="ce31">
            <text:p>22,301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table:style-name="ce34"/>
          <table:table-cell table:number-columns-repeated="11" table:style-name="ce27"/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0">
            <text:p>Container traffic</text:p>
          </table:table-cell>
          <table:table-cell table:number-columns-repeated="11" table:style-name="ce31"/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20' containers</text:p>
          </table:table-cell>
          <table:table-cell office:value-type="float" office:value="7387.7579999999998" table:style-name="ce27">
            <text:p>7,388</text:p>
          </table:table-cell>
          <table:table-cell office:value-type="float" office:value="8271.1610000000019" table:style-name="ce27">
            <text:p>8,271</text:p>
          </table:table-cell>
          <table:table-cell office:value-type="float" office:value="8081.7970000000005" table:style-name="ce27">
            <text:p>8,082</text:p>
          </table:table-cell>
          <table:table-cell office:value-type="float" office:value="8189.5099999999984" table:style-name="ce27">
            <text:p>8,190</text:p>
          </table:table-cell>
          <table:table-cell office:value-type="float" office:value="8360.5459999999948" table:style-name="ce27">
            <text:p>8,361</text:p>
          </table:table-cell>
          <table:table-cell office:value-type="float" office:value="7913.975999999996" table:style-name="ce27">
            <text:p>7,914</text:p>
          </table:table-cell>
          <table:table-cell office:value-type="float" office:value="7094.8989999999994" table:style-name="ce27">
            <text:p>7,095</text:p>
          </table:table-cell>
          <table:table-cell office:value-type="float" office:value="7251.3890000000038" table:style-name="ce27">
            <text:p>7,251</text:p>
          </table:table-cell>
          <table:table-cell office:value-type="float" office:value="7472.6870000000072" table:style-name="ce27">
            <text:p>7,473</text:p>
          </table:table-cell>
          <table:table-cell office:value-type="float" office:value="7899.6850000000004" table:style-name="ce27">
            <text:p>7,900</text:p>
          </table:table-cell>
          <table:table-cell office:value-type="float" office:value="7445.232" table:style-name="ce27">
            <text:p>7,445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Containers between 20' and 40'</text:p>
          </table:table-cell>
          <table:table-cell office:value-type="float" office:value="14579.256999999994" table:style-name="ce27">
            <text:p>14,579</text:p>
          </table:table-cell>
          <table:table-cell office:value-type="float" office:value="14493.141" table:style-name="ce27">
            <text:p>14,493</text:p>
          </table:table-cell>
          <table:table-cell office:value-type="float" office:value="13624.69400000001" table:style-name="ce27">
            <text:p>13,625</text:p>
          </table:table-cell>
          <table:table-cell office:value-type="float" office:value="13890.142000000003" table:style-name="ce27">
            <text:p>13,890</text:p>
          </table:table-cell>
          <table:table-cell office:value-type="float" office:value="14084.055000000004" table:style-name="ce27">
            <text:p>14,084</text:p>
          </table:table-cell>
          <table:table-cell office:value-type="float" office:value="14176.430999999997" table:style-name="ce27">
            <text:p>14,176</text:p>
          </table:table-cell>
          <table:table-cell office:value-type="float" office:value="14258.675000000003" table:style-name="ce27">
            <text:p>14,259</text:p>
          </table:table-cell>
          <table:table-cell office:value-type="float" office:value="13677.107000000009" table:style-name="ce27">
            <text:p>13,677</text:p>
          </table:table-cell>
          <table:table-cell office:value-type="float" office:value="15379.97" table:style-name="ce27">
            <text:p>15,380</text:p>
          </table:table-cell>
          <table:table-cell office:value-type="float" office:value="16100.355999999992" table:style-name="ce27">
            <text:p>16,100</text:p>
          </table:table-cell>
          <table:table-cell office:value-type="float" office:value="15518.589000000005" table:style-name="ce27">
            <text:p>15,519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40' containers</text:p>
          </table:table-cell>
          <table:table-cell office:value-type="float" office:value="504.44200000000058" table:style-name="ce27">
            <text:p>504</text:p>
          </table:table-cell>
          <table:table-cell office:value-type="float" office:value="161.86099999999968" table:style-name="ce27">
            <text:p>162</text:p>
          </table:table-cell>
          <table:table-cell office:value-type="float" office:value="157.57099999999969" table:style-name="ce27">
            <text:p>158</text:p>
          </table:table-cell>
          <table:table-cell office:value-type="float" office:value="333.35599999999971" table:style-name="ce27">
            <text:p>333</text:p>
          </table:table-cell>
          <table:table-cell office:value-type="float" office:value="373.62199999999984" table:style-name="ce27">
            <text:p>374</text:p>
          </table:table-cell>
          <table:table-cell office:value-type="float" office:value="368.49599999999981" table:style-name="ce27">
            <text:p>368</text:p>
          </table:table-cell>
          <table:table-cell office:value-type="float" office:value="283.61800000000034" table:style-name="ce27">
            <text:p>284</text:p>
          </table:table-cell>
          <table:table-cell office:value-type="float" office:value="257.24399999999974" table:style-name="ce27">
            <text:p>257</text:p>
          </table:table-cell>
          <table:table-cell office:value-type="float" office:value="291.11599999999964" table:style-name="ce27">
            <text:p>291</text:p>
          </table:table-cell>
          <table:table-cell office:value-type="float" office:value="304.84600000000023" table:style-name="ce27">
            <text:p>305</text:p>
          </table:table-cell>
          <table:table-cell office:value-type="float" office:value="379.93899999999962" table:style-name="ce27">
            <text:p>380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Containers over 40'</text:p>
          </table:table-cell>
          <table:table-cell office:value-type="float" office:value="1514.6699999999958" table:style-name="ce27">
            <text:p>1,515</text:p>
          </table:table-cell>
          <table:table-cell office:value-type="float" office:value="1042.0539999999999" table:style-name="ce27">
            <text:p>1,042</text:p>
          </table:table-cell>
          <table:table-cell office:value-type="float" office:value="925.3960000000003" table:style-name="ce27">
            <text:p>925</text:p>
          </table:table-cell>
          <table:table-cell office:value-type="float" office:value="1185.6989999999964" table:style-name="ce27">
            <text:p>1,186</text:p>
          </table:table-cell>
          <table:table-cell office:value-type="float" office:value="1145.7820000000024" table:style-name="ce27">
            <text:p>1,146</text:p>
          </table:table-cell>
          <table:table-cell office:value-type="float" office:value="1052.3829999999996" table:style-name="ce27">
            <text:p>1,052</text:p>
          </table:table-cell>
          <table:table-cell office:value-type="float" office:value="1119.5609999999999" table:style-name="ce27">
            <text:p>1,120</text:p>
          </table:table-cell>
          <table:table-cell office:value-type="float" office:value="2562.5200000000054" table:style-name="ce27">
            <text:p>2,563</text:p>
          </table:table-cell>
          <table:table-cell office:value-type="float" office:value="1362.8090000000009" table:style-name="ce27">
            <text:p>1,363</text:p>
          </table:table-cell>
          <table:table-cell office:value-type="float" office:value="1384.5489999999998" table:style-name="ce27">
            <text:p>1,385</text:p>
          </table:table-cell>
          <table:table-cell office:value-type="float" office:value="1438.8079999999998" table:style-name="ce27">
            <text:p>1,439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6">
            <text:p>All container traffic</text:p>
          </table:table-cell>
          <table:table-cell office:value-type="float" office:value="23986.127" table:style-name="ce31">
            <text:p>23,986</text:p>
          </table:table-cell>
          <table:table-cell office:value-type="float" office:value="23968.217000000001" table:style-name="ce31">
            <text:p>23,968</text:p>
          </table:table-cell>
          <table:table-cell office:value-type="float" office:value="22789.457999999999" table:style-name="ce31">
            <text:p>22,789</text:p>
          </table:table-cell>
          <table:table-cell office:value-type="float" office:value="23598.706999999999" table:style-name="ce31">
            <text:p>23,599</text:p>
          </table:table-cell>
          <table:table-cell office:value-type="float" office:value="23964.005000000001" table:style-name="ce31">
            <text:p>23,964</text:p>
          </table:table-cell>
          <table:table-cell office:value-type="float" office:value="23511.286" table:style-name="ce31">
            <text:p>23,511</text:p>
          </table:table-cell>
          <table:table-cell office:value-type="float" office:value="22756.753000000001" table:style-name="ce31">
            <text:p>22,757</text:p>
          </table:table-cell>
          <table:table-cell office:value-type="float" office:value="23748.26" table:style-name="ce31">
            <text:p>23,748</text:p>
          </table:table-cell>
          <table:table-cell office:value-type="float" office:value="24506.581999999999" table:style-name="ce31">
            <text:p>24,507</text:p>
          </table:table-cell>
          <table:table-cell office:value-type="float" office:value="25689.436000000002" table:style-name="ce31">
            <text:p>25,689</text:p>
          </table:table-cell>
          <table:table-cell office:value-type="float" office:value="24782.567999999999" table:style-name="ce31">
            <text:p>24,783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table:style-name="ce28"/>
          <table:table-cell table:number-columns-repeated="11" table:style-name="ce27"/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0">
            <text:p>Roll-on/roll-off traffic</text:p>
          </table:table-cell>
          <table:table-cell table:number-columns-repeated="11" table:style-name="ce27"/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7">
            <text:p>Road goods vehicles and trailers<text:s/></text:p>
          </table:table-cell>
          <table:table-cell office:value-type="float" office:value="20693.392" table:style-name="ce27">
            <text:p>20,693</text:p>
          </table:table-cell>
          <table:table-cell office:value-type="float" office:value="21136.335999999999" table:style-name="ce27">
            <text:p>21,136</text:p>
          </table:table-cell>
          <table:table-cell office:value-type="float" office:value="18554.601999999999" table:style-name="ce27">
            <text:p>18,555</text:p>
          </table:table-cell>
          <table:table-cell office:value-type="float" office:value="18203.798999999999" table:style-name="ce27">
            <text:p>18,204</text:p>
          </table:table-cell>
          <table:table-cell office:value-type="float" office:value="18483.541000000001" table:style-name="ce27">
            <text:p>18,484</text:p>
          </table:table-cell>
          <table:table-cell office:value-type="float" office:value="17726.923999999999" table:style-name="ce27">
            <text:p>17,727</text:p>
          </table:table-cell>
          <table:table-cell office:value-type="float" office:value="18001.888999999999" table:style-name="ce27">
            <text:p>18,002</text:p>
          </table:table-cell>
          <table:table-cell office:value-type="float" office:value="19069.616999999998" table:style-name="ce27">
            <text:p>19,070</text:p>
          </table:table-cell>
          <table:table-cell office:value-type="float" office:value="19337.849999999999" table:style-name="ce27">
            <text:p>19,338</text:p>
          </table:table-cell>
          <table:table-cell office:value-type="float" office:value="20162.740000000002" table:style-name="ce27">
            <text:p>20,163</text:p>
          </table:table-cell>
          <table:table-cell office:value-type="float" office:value="20270.996999999999" table:style-name="ce27">
            <text:p>20,271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8">
            <text:p>Unaccompanied road goods trailers</text:p>
          </table:table-cell>
          <table:table-cell office:value-type="float" office:value="16823.373" table:style-name="ce27">
            <text:p>16,823</text:p>
          </table:table-cell>
          <table:table-cell office:value-type="float" office:value="15679.144" table:style-name="ce27">
            <text:p>15,679</text:p>
          </table:table-cell>
          <table:table-cell office:value-type="float" office:value="14818.053" table:style-name="ce27">
            <text:p>14,818</text:p>
          </table:table-cell>
          <table:table-cell office:value-type="float" office:value="16363.044" table:style-name="ce27">
            <text:p>16,363</text:p>
          </table:table-cell>
          <table:table-cell office:value-type="float" office:value="16502.655999999999" table:style-name="ce27">
            <text:p>16,503</text:p>
          </table:table-cell>
          <table:table-cell office:value-type="float" office:value="16282.022000000001" table:style-name="ce27">
            <text:p>16,282</text:p>
          </table:table-cell>
          <table:table-cell office:value-type="float" office:value="16406.087" table:style-name="ce27">
            <text:p>16,406</text:p>
          </table:table-cell>
          <table:table-cell office:value-type="float" office:value="16713.808000000001" table:style-name="ce27">
            <text:p>16,714</text:p>
          </table:table-cell>
          <table:table-cell office:value-type="float" office:value="17431.026999999998" table:style-name="ce27">
            <text:p>17,431</text:p>
          </table:table-cell>
          <table:table-cell office:value-type="float" office:value="18491.12" table:style-name="ce27">
            <text:p>18,491</text:p>
          </table:table-cell>
          <table:table-cell office:value-type="float" office:value="19340.764999999999" table:style-name="ce27">
            <text:p>19,341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Passenger-carrying vehicles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office:value-type="string" table:style-name="ce27">
            <text:p>z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Import/Export motor vehicles</text:p>
          </table:table-cell>
          <table:table-cell office:value-type="float" office:value="2554.3000000000002" table:style-name="ce27">
            <text:p>2,554</text:p>
          </table:table-cell>
          <table:table-cell office:value-type="float" office:value="2177.6109999999999" table:style-name="ce27">
            <text:p>2,178</text:p>
          </table:table-cell>
          <table:table-cell office:value-type="float" office:value="1602.8050000000001" table:style-name="ce27">
            <text:p>1,603</text:p>
          </table:table-cell>
          <table:table-cell office:value-type="float" office:value="2028.0540000000001" table:style-name="ce27">
            <text:p>2,028</text:p>
          </table:table-cell>
          <table:table-cell office:value-type="float" office:value="2467.694" table:style-name="ce27">
            <text:p>2,468</text:p>
          </table:table-cell>
          <table:table-cell office:value-type="float" office:value="2590.596" table:style-name="ce27">
            <text:p>2,591</text:p>
          </table:table-cell>
          <table:table-cell office:value-type="float" office:value="2803.442" table:style-name="ce27">
            <text:p>2,803</text:p>
          </table:table-cell>
          <table:table-cell office:value-type="float" office:value="2864.4169999999999" table:style-name="ce27">
            <text:p>2,864</text:p>
          </table:table-cell>
          <table:table-cell office:value-type="float" office:value="2828.4050000000002" table:style-name="ce27">
            <text:p>2,828</text:p>
          </table:table-cell>
          <table:table-cell office:value-type="float" office:value="2748.9639999999999" table:style-name="ce27">
            <text:p>2,749</text:p>
          </table:table-cell>
          <table:table-cell office:value-type="float" office:value="2271.6219999999998" table:style-name="ce27">
            <text:p>2,272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Rail wagons, shipborne trailers, barges</text:p>
          </table:table-cell>
          <table:table-cell office:value-type="float" office:value="3151.741" table:style-name="ce27">
            <text:p>3,152</text:p>
          </table:table-cell>
          <table:table-cell office:value-type="float" office:value="3326.8270000000002" table:style-name="ce27">
            <text:p>3,327</text:p>
          </table:table-cell>
          <table:table-cell office:value-type="float" office:value="3214.395" table:style-name="ce27">
            <text:p>3,214</text:p>
          </table:table-cell>
          <table:table-cell office:value-type="float" office:value="2587.6370000000002" table:style-name="ce27">
            <text:p>2,588</text:p>
          </table:table-cell>
          <table:table-cell office:value-type="float" office:value="2614.33" table:style-name="ce27">
            <text:p>2,614</text:p>
          </table:table-cell>
          <table:table-cell office:value-type="float" office:value="2502.1439999999998" table:style-name="ce27">
            <text:p>2,502</text:p>
          </table:table-cell>
          <table:table-cell office:value-type="float" office:value="2190.5320000000002" table:style-name="ce27">
            <text:p>2,191</text:p>
          </table:table-cell>
          <table:table-cell office:value-type="float" office:value="2512.33" table:style-name="ce27">
            <text:p>2,512</text:p>
          </table:table-cell>
          <table:table-cell office:value-type="float" office:value="2753.3209999999999" table:style-name="ce27">
            <text:p>2,753</text:p>
          </table:table-cell>
          <table:table-cell office:value-type="float" office:value="3095.384" table:style-name="ce27">
            <text:p>3,095</text:p>
          </table:table-cell>
          <table:table-cell office:value-type="float" office:value="3156.3760000000002" table:style-name="ce27">
            <text:p>3,156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Unaccompanied caravans, agri. &amp; industrial vehicles</text:p>
          </table:table-cell>
          <table:table-cell office:value-type="float" office:value="224.18799999999999" table:style-name="ce27">
            <text:p>224</text:p>
          </table:table-cell>
          <table:table-cell office:value-type="float" office:value="217.345" table:style-name="ce27">
            <text:p>217</text:p>
          </table:table-cell>
          <table:table-cell office:value-type="float" office:value="168.96899999999999" table:style-name="ce27">
            <text:p>169</text:p>
          </table:table-cell>
          <table:table-cell office:value-type="float" office:value="89.466999999999999" table:style-name="ce27">
            <text:p>89</text:p>
          </table:table-cell>
          <table:table-cell office:value-type="float" office:value="119.078" table:style-name="ce27">
            <text:p>119</text:p>
          </table:table-cell>
          <table:table-cell office:value-type="float" office:value="173.06299999999999" table:style-name="ce27">
            <text:p>173</text:p>
          </table:table-cell>
          <table:table-cell office:value-type="float" office:value="129.911" table:style-name="ce27">
            <text:p>130</text:p>
          </table:table-cell>
          <table:table-cell office:value-type="float" office:value="74.718000000000004" table:style-name="ce27">
            <text:p>75</text:p>
          </table:table-cell>
          <table:table-cell office:value-type="float" office:value="42.722000000000001" table:style-name="ce27">
            <text:p>43</text:p>
          </table:table-cell>
          <table:table-cell office:value-type="float" office:value="99.366" table:style-name="ce27">
            <text:p>99</text:p>
          </table:table-cell>
          <table:table-cell office:value-type="float" office:value="67.225999999999999" table:style-name="ce27">
            <text:p>67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Live animals on the hoof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5">
            <text:p>Other ro-ro traffic</text:p>
          </table:table-cell>
          <table:table-cell office:value-type="float" office:value="361.41199999999998" table:style-name="ce27">
            <text:p>361</text:p>
          </table:table-cell>
          <table:table-cell office:value-type="float" office:value="314.53699999999998" table:style-name="ce27">
            <text:p>315</text:p>
          </table:table-cell>
          <table:table-cell office:value-type="float" office:value="225.809" table:style-name="ce27">
            <text:p>226</text:p>
          </table:table-cell>
          <table:table-cell office:value-type="float" office:value="294.24700000000001" table:style-name="ce27">
            <text:p>294</text:p>
          </table:table-cell>
          <table:table-cell office:value-type="float" office:value="50.985999999999997" table:style-name="ce27">
            <text:p>51</text:p>
          </table:table-cell>
          <table:table-cell office:value-type="float" office:value="1.1830000000000001" table:style-name="ce27">
            <text:p>1</text:p>
          </table:table-cell>
          <table:table-cell office:value-type="float" office:value="0.53200000000000003" table:style-name="ce27">
            <text:p>1</text:p>
          </table:table-cell>
          <table:table-cell office:value-type="float" office:value="14.454000000000001" table:style-name="ce27">
            <text:p>14</text:p>
          </table:table-cell>
          <table:table-cell office:value-type="float" office:value="2.8000000000000001E-2" table:style-name="ce27">
            <text:p>~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9">
            <text:p>All roll-on/roll-off traffic</text:p>
          </table:table-cell>
          <table:table-cell office:value-type="float" office:value="43808.406000000003" table:style-name="ce31">
            <text:p>43,808</text:p>
          </table:table-cell>
          <table:table-cell office:value-type="float" office:value="42851.8" table:style-name="ce31">
            <text:p>42,852</text:p>
          </table:table-cell>
          <table:table-cell office:value-type="float" office:value="38584.633000000002" table:style-name="ce31">
            <text:p>38,585</text:p>
          </table:table-cell>
          <table:table-cell office:value-type="float" office:value="39566.248" table:style-name="ce31">
            <text:p>39,566</text:p>
          </table:table-cell>
          <table:table-cell office:value-type="float" office:value="40238.285000000003" table:style-name="ce31">
            <text:p>40,238</text:p>
          </table:table-cell>
          <table:table-cell office:value-type="float" office:value="39275.932000000001" table:style-name="ce31">
            <text:p>39,276</text:p>
          </table:table-cell>
          <table:table-cell office:value-type="float" office:value="39532.392999999996" table:style-name="ce31">
            <text:p>39,532</text:p>
          </table:table-cell>
          <table:table-cell office:value-type="float" office:value="41249.343999999997" table:style-name="ce31">
            <text:p>41,249</text:p>
          </table:table-cell>
          <table:table-cell office:value-type="float" office:value="42393.353000000003" table:style-name="ce31">
            <text:p>42,393</text:p>
          </table:table-cell>
          <table:table-cell office:value-type="float" office:value="44597.574000000001" table:style-name="ce31">
            <text:p>44,598</text:p>
          </table:table-cell>
          <table:table-cell office:value-type="float" office:value="45106.985999999997" table:style-name="ce31">
            <text:p>45,107</text:p>
          </table:table-cell>
          <table:table-cell table:style-name="ce42"/>
          <table:table-cell table:number-columns-repeated="16371" table:style-name="ce33"/>
        </table:table-row>
        <table:table-row table:style-name="ro4">
          <table:table-cell table:style-name="ce34"/>
          <table:table-cell table:number-columns-repeated="11" table:style-name="ce27"/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26">
            <text:p>Other general cargo</text:p>
          </table:table-cell>
          <table:table-cell table:number-columns-repeated="11" table:style-name="ce27"/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28">
            <text:p><text:s text:c="4"/>Forestry products</text:p>
          </table:table-cell>
          <table:table-cell office:value-type="float" office:value="553.11400000000003" table:style-name="ce27">
            <text:p>553</text:p>
          </table:table-cell>
          <table:table-cell office:value-type="float" office:value="407.935" table:style-name="ce27">
            <text:p>408</text:p>
          </table:table-cell>
          <table:table-cell office:value-type="float" office:value="113.459" table:style-name="ce27">
            <text:p>113</text:p>
          </table:table-cell>
          <table:table-cell office:value-type="float" office:value="246.09299999999999" table:style-name="ce27">
            <text:p>246</text:p>
          </table:table-cell>
          <table:table-cell office:value-type="float" office:value="265.45100000000002" table:style-name="ce27">
            <text:p>265</text:p>
          </table:table-cell>
          <table:table-cell office:value-type="float" office:value="181.416" table:style-name="ce27">
            <text:p>181</text:p>
          </table:table-cell>
          <table:table-cell office:value-type="float" office:value="407.14699999999999" table:style-name="ce27">
            <text:p>407</text:p>
          </table:table-cell>
          <table:table-cell office:value-type="float" office:value="120.804" table:style-name="ce27">
            <text:p>121</text:p>
          </table:table-cell>
          <table:table-cell office:value-type="float" office:value="247.30600000000001" table:style-name="ce27">
            <text:p>247</text:p>
          </table:table-cell>
          <table:table-cell office:value-type="float" office:value="238.761" table:style-name="ce27">
            <text:p>239</text:p>
          </table:table-cell>
          <table:table-cell office:value-type="float" office:value="225.38900000000001" table:style-name="ce27">
            <text:p>225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28">
            <text:p><text:s text:c="4"/>Iron and steel products</text:p>
          </table:table-cell>
          <table:table-cell office:value-type="float" office:value="5549.7150000000001" table:style-name="ce27">
            <text:p>5,550</text:p>
          </table:table-cell>
          <table:table-cell office:value-type="float" office:value="4472.116" table:style-name="ce27">
            <text:p>4,472</text:p>
          </table:table-cell>
          <table:table-cell office:value-type="float" office:value="3281.4430000000002" table:style-name="ce27">
            <text:p>3,281</text:p>
          </table:table-cell>
          <table:table-cell office:value-type="float" office:value="1868.9090000000001" table:style-name="ce27">
            <text:p>1,869</text:p>
          </table:table-cell>
          <table:table-cell office:value-type="float" office:value="1871.644" table:style-name="ce27">
            <text:p>1,872</text:p>
          </table:table-cell>
          <table:table-cell office:value-type="float" office:value="2875.6190000000001" table:style-name="ce27">
            <text:p>2,876</text:p>
          </table:table-cell>
          <table:table-cell office:value-type="float" office:value="4563.643" table:style-name="ce27">
            <text:p>4,564</text:p>
          </table:table-cell>
          <table:table-cell office:value-type="float" office:value="4774.08" table:style-name="ce27">
            <text:p>4,774</text:p>
          </table:table-cell>
          <table:table-cell office:value-type="float" office:value="3864.7080000000001" table:style-name="ce27">
            <text:p>3,865</text:p>
          </table:table-cell>
          <table:table-cell office:value-type="float" office:value="1638.3230000000001" table:style-name="ce27">
            <text:p>1,638</text:p>
          </table:table-cell>
          <table:table-cell office:value-type="float" office:value="1573.1189999999999" table:style-name="ce27">
            <text:p>1,573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28">
            <text:p><text:s text:c="4"/>General cargo &amp; containers &lt;20'</text:p>
          </table:table-cell>
          <table:table-cell office:value-type="float" office:value="2817.7950000000001" table:style-name="ce27">
            <text:p>2,818</text:p>
          </table:table-cell>
          <table:table-cell office:value-type="float" office:value="2983.6640000000002" table:style-name="ce27">
            <text:p>2,984</text:p>
          </table:table-cell>
          <table:table-cell office:value-type="float" office:value="2494.2600000000002" table:style-name="ce27">
            <text:p>2,494</text:p>
          </table:table-cell>
          <table:table-cell office:value-type="float" office:value="2034.422" table:style-name="ce27">
            <text:p>2,034</text:p>
          </table:table-cell>
          <table:table-cell office:value-type="float" office:value="2283.0540000000001" table:style-name="ce27">
            <text:p>2,283</text:p>
          </table:table-cell>
          <table:table-cell office:value-type="float" office:value="2694.82" table:style-name="ce27">
            <text:p>2,695</text:p>
          </table:table-cell>
          <table:table-cell office:value-type="float" office:value="2399.3490000000002" table:style-name="ce27">
            <text:p>2,399</text:p>
          </table:table-cell>
          <table:table-cell office:value-type="float" office:value="2570.8719999999998" table:style-name="ce27">
            <text:p>2,571</text:p>
          </table:table-cell>
          <table:table-cell office:value-type="float" office:value="2315.5300000000002" table:style-name="ce27">
            <text:p>2,316</text:p>
          </table:table-cell>
          <table:table-cell office:value-type="float" office:value="1949.2170000000001" table:style-name="ce27">
            <text:p>1,949</text:p>
          </table:table-cell>
          <table:table-cell office:value-type="float" office:value="2731.3739999999998" table:style-name="ce27">
            <text:p>2,731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30">
            <text:p><text:s text:c="4"/>All other general cargo traffic</text:p>
          </table:table-cell>
          <table:table-cell office:value-type="float" office:value="8920.6239999999998" table:style-name="ce27">
            <text:p>8,921</text:p>
          </table:table-cell>
          <table:table-cell office:value-type="float" office:value="7863.7150000000001" table:style-name="ce27">
            <text:p>7,864</text:p>
          </table:table-cell>
          <table:table-cell office:value-type="float" office:value="5889.1620000000003" table:style-name="ce27">
            <text:p>5,889</text:p>
          </table:table-cell>
          <table:table-cell office:value-type="float" office:value="4149.424" table:style-name="ce27">
            <text:p>4,149</text:p>
          </table:table-cell>
          <table:table-cell office:value-type="float" office:value="4420.1490000000003" table:style-name="ce27">
            <text:p>4,420</text:p>
          </table:table-cell>
          <table:table-cell office:value-type="float" office:value="5751.8549999999996" table:style-name="ce27">
            <text:p>5,752</text:p>
          </table:table-cell>
          <table:table-cell office:value-type="float" office:value="7370.1390000000001" table:style-name="ce27">
            <text:p>7,370</text:p>
          </table:table-cell>
          <table:table-cell office:value-type="float" office:value="7465.7560000000003" table:style-name="ce27">
            <text:p>7,466</text:p>
          </table:table-cell>
          <table:table-cell office:value-type="float" office:value="6427.5439999999999" table:style-name="ce27">
            <text:p>6,428</text:p>
          </table:table-cell>
          <table:table-cell office:value-type="float" office:value="3826.3009999999999" table:style-name="ce27">
            <text:p>3,826</text:p>
          </table:table-cell>
          <table:table-cell office:value-type="float" office:value="4529.8819999999996" table:style-name="ce27">
            <text:p>4,530</text:p>
          </table:table-cell>
          <table:table-cell table:style-name="ce29"/>
          <table:table-cell table:number-columns-repeated="16371" table:style-name="ce19"/>
        </table:table-row>
        <table:table-row table:style-name="ro4">
          <table:table-cell table:style-name="ce30"/>
          <table:table-cell table:number-columns-repeated="11" table:style-name="ce27"/>
          <table:table-cell table:style-name="ce29"/>
          <table:table-cell table:number-columns-repeated="16371" table:style-name="ce19"/>
        </table:table-row>
        <table:table-row table:style-name="ro4">
          <table:table-cell office:value-type="string" table:style-name="ce40">
            <text:p>All traffic</text:p>
          </table:table-cell>
          <table:table-cell office:value-type="float" office:value="218380.39799999999" table:style-name="ce41">
            <text:p>218,380</text:p>
          </table:table-cell>
          <table:table-cell office:value-type="float" office:value="210417.18599999999" table:style-name="ce41">
            <text:p>210,417</text:p>
          </table:table-cell>
          <table:table-cell office:value-type="float" office:value="193004.61699999997" table:style-name="ce41">
            <text:p>193,005</text:p>
          </table:table-cell>
          <table:table-cell office:value-type="float" office:value="194070.035" table:style-name="ce41">
            <text:p>194,070</text:p>
          </table:table-cell>
          <table:table-cell office:value-type="float" office:value="187293.99900000001" table:style-name="ce41">
            <text:p>187,294</text:p>
          </table:table-cell>
          <table:table-cell office:value-type="float" office:value="177384.166" table:style-name="ce41">
            <text:p>177,384</text:p>
          </table:table-cell>
          <table:table-cell office:value-type="float" office:value="173519.36900000001" table:style-name="ce41">
            <text:p>173,519</text:p>
          </table:table-cell>
          <table:table-cell office:value-type="float" office:value="173792.356" table:style-name="ce41">
            <text:p>173,792</text:p>
          </table:table-cell>
          <table:table-cell office:value-type="float" office:value="178804.22500000003" table:style-name="ce41">
            <text:p>178,804</text:p>
          </table:table-cell>
          <table:table-cell office:value-type="float" office:value="177457.68699999998" table:style-name="ce41">
            <text:p>177,458</text:p>
          </table:table-cell>
          <table:table-cell office:value-type="float" office:value="177644.74" table:style-name="ce41">
            <text:p>177,645</text:p>
          </table:table-cell>
          <table:table-cell table:style-name="ce29"/>
          <table:table-cell table:number-columns-repeated="16371" table:style-name="ce19"/>
        </table:table-row>
        <table:table-row table:style-name="ro5">
          <table:table-cell table:style-name="ce30"/>
          <table:table-cell table:style-name="ce46"/>
          <table:table-cell table:style-name="ce47"/>
          <table:table-cell table:number-columns-repeated="15" table:style-name="ce46"/>
          <table:table-cell table:number-columns-repeated="16366" table:style-name="ce12"/>
        </table:table-row>
        <table:table-row table:style-name="ro9">
          <table:table-cell office:value-type="string" table:style-name="ce48">
            <text:p>1. Previously, this table was published as PORT0104</text:p>
          </table:table-cell>
          <table:table-cell table:style-name="ce48"/>
          <table:table-cell table:number-columns-repeated="9" table:style-name="ce19"/>
          <table:table-cell table:number-columns-repeated="2" table:style-name="ce49"/>
          <table:table-cell table:number-columns-repeated="16371" table:style-name="ce50"/>
        </table:table-row>
        <table:table-row table:style-name="ro9">
          <table:table-cell office:value-type="string" table:style-name="ce48">
            <text:p>2. Dry bulk oil products included in other bulks</text:p>
          </table:table-cell>
          <table:table-cell table:style-name="ce48"/>
          <table:table-cell table:number-columns-repeated="9" table:style-name="ce19"/>
          <table:table-cell table:number-columns-repeated="2" table:style-name="ce49"/>
          <table:table-cell table:number-columns-repeated="16371" table:style-name="ce50"/>
        </table:table-row>
        <table:table-row table:style-name="ro9">
          <table:table-cell office:value-type="string" table:style-name="ce51">
            <text:p>"0" is null, "z" is not applicable and "~" is less than 1 (in units given). "r" means the figure has been amended since the previous release.</text:p>
          </table:table-cell>
          <table:table-cell table:number-columns-repeated="6" table:style-name="ce52"/>
          <table:table-cell table:number-columns-repeated="4"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6"/>
          <table:table-cell table:number-columns-repeated="16367" table:style-name="ce55"/>
        </table:table-row>
        <table:table-row table:style-name="ro9">
          <table:table-cell table:style-name="ce57"/>
          <table:table-cell table:style-name="ce58"/>
          <table:table-cell table:number-columns-repeated="5" table:style-name="ce52"/>
          <table:table-cell table:number-columns-repeated="4" table:style-name="ce59"/>
          <table:table-cell table:number-columns-repeated="2" table:style-name="ce54"/>
          <table:table-cell table:number-columns-repeated="2" table:style-name="ce55"/>
          <table:table-cell table:number-columns-repeated="2" table:style-name="ce56"/>
          <table:table-cell table:number-columns-repeated="16367" table:style-name="ce55"/>
        </table:table-row>
        <table:table-row table:style-name="ro9">
          <table:table-cell table:style-name="ce60"/>
          <table:table-cell table:number-columns-repeated="6" table:style-name="ce52"/>
          <table:table-cell table:number-columns-repeated="4" table:style-name="ce59"/>
          <table:table-cell office:value-type="string" table:style-name="ce61">
            <text:p>Source: DfT Port Freight Statistics</text:p>
          </table:table-cell>
          <table:table-cell table:style-name="ce54"/>
          <table:table-cell table:number-columns-repeated="2" table:style-name="ce55"/>
          <table:table-cell table:number-columns-repeated="2" table:style-name="ce56"/>
          <table:table-cell table:number-columns-repeated="16367" table:style-name="ce55"/>
        </table:table-row>
        <table:table-row table:style-name="ro8">
          <table:table-cell table:style-name="ce60"/>
          <table:table-cell table:number-columns-repeated="10" table:style-name="ce19"/>
          <table:table-cell office:value-type="string" table:style-name="ce61">
            <text:p>Last updated: 22 August 2018</text:p>
          </table:table-cell>
          <table:table-cell table:number-columns-repeated="7" table:style-name="ce3"/>
          <table:table-cell table:number-columns-repeated="16365" table:style-name="ce1"/>
        </table:table-row>
        <table:table-row table:style-name="ro8">
          <table:table-cell table:style-name="ce57"/>
          <table:table-cell table:number-columns-repeated="10" table:style-name="ce19"/>
          <table:table-cell office:value-type="string" table:style-name="ce61">
            <text:p>Next update: August 2019</text:p>
          </table:table-cell>
          <table:table-cell table:number-columns-repeated="7" table:style-name="ce3"/>
          <table:table-cell table:number-columns-repeated="16365" table:style-name="ce1"/>
        </table:table-row>
        <table:table-row table:style-name="ro8"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number-columns-repeated="2" table:style-name="ce63"/>
          <table:table-cell table:number-columns-repeated="4" table:style-name="ce19"/>
          <table:table-cell office:value-type="string" table:style-name="ce65">
            <text:p>Telephone: 020 7944 4847</text:p>
          </table:table-cell>
          <table:table-cell table:number-columns-repeated="6" table:style-name="ce3"/>
          <table:table-cell table:number-columns-repeated="16366" table:style-name="ce5"/>
        </table:table-row>
        <table:table-row table:style-name="ro8">
          <table:table-cell table:style-name="ce19"/>
          <table:table-cell table:style-name="ce63"/>
          <table:table-cell table:style-name="ce64"/>
          <table:table-cell table:style-name="ce63"/>
          <table:table-cell table:style-name="ce64"/>
          <table:table-cell table:number-columns-repeated="2" table:style-name="ce63"/>
          <table:table-cell table:number-columns-repeated="4" table:style-name="ce19"/>
          <table:table-cell office:value-type="string" table:style-name="ce65">
            <text:p>Email: maritime.stats@dft.gov.uk</text:p>
          </table:table-cell>
          <table:table-cell table:number-columns-repeated="6" table:style-name="ce3"/>
          <table:table-cell table:number-columns-repeated="16366" table:style-name="ce5"/>
        </table:table-row>
        <table:table-row table:style-name="ro8">
          <table:table-cell table:style-name="ce66"/>
          <table:table-cell table:style-name="ce63"/>
          <table:table-cell table:style-name="ce64"/>
          <table:table-cell table:style-name="ce63"/>
          <table:table-cell table:style-name="ce64"/>
          <table:table-cell table:number-columns-repeated="2" table:style-name="ce63"/>
          <table:table-cell table:number-columns-repeated="4" table:style-name="ce19"/>
          <table:table-cell office:value-type="string" table:style-name="ce65">
            <text:p>The figures in this table are National Statistics</text:p>
          </table:table-cell>
          <table:table-cell table:number-columns-repeated="6" table:style-name="ce3"/>
          <table:table-cell table:number-columns-repeated="16366" table:style-name="ce5"/>
        </table:table-row>
        <table:table-row table:style-name="ro8">
          <table:table-cell table:style-name="ce64"/>
          <table:table-cell table:style-name="ce63"/>
          <table:table-cell table:style-name="ce64"/>
          <table:table-cell table:style-name="ce63"/>
          <table:table-cell table:style-name="ce64"/>
          <table:table-cell table:number-columns-repeated="2" table:style-name="ce63"/>
          <table:table-cell table:number-columns-repeated="11" table:style-name="ce3"/>
          <table:table-cell table:number-columns-repeated="16366" table:style-name="ce5"/>
        </table:table-row>
        <table:table-row table:number-rows-repeated="2" table:style-name="ro8">
          <table:table-cell table:style-name="ce66"/>
          <table:table-cell table:style-name="ce63"/>
          <table:table-cell table:style-name="ce64"/>
          <table:table-cell table:style-name="ce63"/>
          <table:table-cell table:style-name="ce64"/>
          <table:table-cell table:number-columns-repeated="2" table:style-name="ce63"/>
          <table:table-cell table:number-columns-repeated="11" table:style-name="ce3"/>
          <table:table-cell table:number-columns-repeated="16366" table:style-name="ce5"/>
        </table:table-row>
        <table:table-row table:number-rows-repeated="1048433" table:style-name="ro8">
          <table:table-cell table:number-columns-repeated="16384"/>
        </table:table-row>
      </table:table>
      <table:named-expressions>
        <table:named-expression table:name="Direction" table:expression="of:=[.#REF!]" table:base-cell-address="port0201.$A$1"/>
        <table:named-expression table:name="I_direction" table:expression="of:=[.#REF!]" table:base-cell-address="port0201.$A$1"/>
        <table:named-expression table:name="I_metric" table:expression="of:=[.#REF!]" table:base-cell-address="port0201.$A$1"/>
        <table:named-expression table:name="Year" table:expression="of:=[.#REF!]" table:base-cell-address="port020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" svg:font-family="Helv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number:number-style style:name="N37P0">
      <number:number number:decimal-places="0" number:min-integer-digits="1"/>
    </number:number-style>
    <number:text-style style:name="N37P1">
      <number:text>-</number:text>
    </number:text-style>
    <number:number-style style:name="N37">
      <number:number number:decimal-places="0" number:min-integer-digits="1" number:grouping="true"/>
      <style:map style:condition="value()=0" style:apply-style-name="N37P0"/>
      <style:map style:condition="value()&lt;0.5" style:apply-style-name="N37P1"/>
    </number:number-style>
    <number:number-style style:name="N38P0">
      <number:number number:decimal-places="0" number:min-integer-digits="1"/>
    </number:number-style>
    <number:text-style style:name="N38P1">
      <number:text>~</number:text>
    </number:text-style>
    <number:number-style style:name="N38">
      <number:number number:decimal-places="0" number:min-integer-digits="1" number:grouping="true"/>
      <style:map style:condition="value()=0" style:apply-style-name="N38P0"/>
      <style:map style:condition="value()&lt;0.5" style:apply-style-name="N38P1"/>
    </number:number-style>
    <number:percentage-style style:name="N39">
      <number:number number:decimal-places="1" number:min-integer-digits="1"/>
      <number:text>%</number:text>
    </number:percentage-style>
    <number:text-style style:name="N40P0">
      <number:text>-</number:text>
    </number:text-style>
    <number:number-style style:name="N40">
      <number:number number:decimal-places="0" number:min-integer-digits="1" number:grouping="true"/>
      <style:map style:condition="value()&lt;0.5" style:apply-style-name="N40P0"/>
    </number:number-style>
    <style:style style:name="Hyperlink" style:family="table-cell" style:data-style-name="N0">
      <style:text-properties fo:color="#0563C1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Helv" style:font-name-asian="Helv" style:font-name-complex="Helv" fo:font-size="9pt" style:font-size-asian="9pt" style:font-size-complex="9pt" style:text-underline-style="solid" style:text-underline-type="single"/>
    </style:style>
    <style:style style:name="Hyperlink_32_4" style:display-name="Hyperlink 4" style:family="table-cell" style:data-style-name="N0">
      <style:text-properties fo:color="#0000FF" style:font-name="Helv" style:font-name-asian="Helv" style:font-name-complex="Helv" fo:font-size="9pt" style:font-size-asian="9pt" style:font-size-complex="9pt" style:text-underline-style="solid" style:text-underline-type="single"/>
    </style:style>
    <style:style style:name="Hyperlink_32_4_32_2" style:display-name="Hyperlink 4 2" style:family="table-cell" style:data-style-name="N0">
      <style:text-properties fo:color="#0000FF" style:font-name="Helv" style:font-name-asian="Helv" style:font-name-complex="Helv" fo:font-size="9pt" style:font-size-asian="9pt" style:font-size-complex="9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323437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36">
      <style:table-cell-properties style:vertical-align="automatic" fo:background-color="transparent"/>
      <style:text-properties fo:color="#000000" style:font-name="Helv" style:font-name-asian="Helv" style:font-name-complex="Helv" fo:font-size="12pt" style:font-size-asian="12pt" style:font-size-complex="12pt"/>
    </style:style>
    <style:style style:name="Normal_Accumulated_32_1_3" style:display-name="Normal_Accumulated 1_3" style:family="table-cell" style:data-style-name="N0">
      <style:table-cell-properties style:vertical-align="automatic" fo:background-color="transparent"/>
    </style:style>
    <style:style style:name="Normal_Accumulated_32_1_6" style:display-name="Normal_Accumulated 1_6" style:family="table-cell" style:data-style-name="N36">
      <style:table-cell-properties style:vertical-align="automatic" fo:background-color="transparent"/>
      <style:text-properties fo:color="#000000" style:font-name="Tms Rmn" style:font-name-asian="Tms Rmn" style:font-name-complex="Tms Rmn" fo:font-size="12pt" style:font-size-asian="12pt" style:font-size-complex="12pt"/>
    </style:style>
    <style:style style:name="Normal_Tab1_6pub_09" style:family="table-cell" style:data-style-name="N36">
      <style:table-cell-properties style:vertical-align="automatic" fo:background-color="transparent"/>
      <style:text-properties fo:color="#000000" style:font-name="Tms Rmn" style:font-name-asian="Tms Rmn" style:font-name-complex="Tms Rmn" fo:font-size="12pt" style:font-size-asian="12pt" style:font-size-complex="12pt"/>
    </style:style>
    <style:style style:name="Normal_TSGB_32_2010_32_-_32_Chapter_32_5_MS_32_2009_32_-_32_Ports" style:display-name="Normal_TSGB 2010 - Chapter 5_MS 2009 - Ports" style:family="table-cell" style:data-style-name="N0">
      <style:table-cell-properties style:vertical-align="automatic" fo:background-color="transparent"/>
    </style:style>
    <style:style style:name="Percent" style:family="table-cell" style:data-style-name="N13"/>
    <style:style style:name="Percent_32_2" style:display-name="Percent 2" style:family="table-cell" style:data-style-name="N13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Nadia Wright</dc:creator>
    <meta:creation-date>2006-09-16T00:00:00Z</meta:creation-date>
    <dc:date>2018-12-04T14:22:48Z</dc:date>
  </office:meta>
</office:document-meta>
</file>